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30000006B8DB87109.png" manifest:media-type="image/png"/>
  <manifest:file-entry manifest:full-path="Pictures/10000000000001BB000000389E85DFB8D1DDF906.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draw:fill="none" draw:fill-color="#ffffff" draw:auto-grow-height="false" fo:min-height="8.884cm"/>
    </style:style>
    <style:style style:name="pr1" style:family="presentation" style:parent-style-name="_31_60707_5f_Folienvorlage_5f_DE4-title">
      <style:graphic-properties fo:min-height="4cm"/>
    </style:style>
    <style:style style:name="pr2" style:family="presentation" style:parent-style-name="_31_60707_5f_Folienvorlage_5f_DE4-outline1">
      <style:graphic-properties fo:min-height="3.327cm"/>
    </style:style>
    <style:style style:name="pr3" style:family="presentation" style:parent-style-name="_31_60707_5f_Folienvorlage_5f_DE4-outline1">
      <style:graphic-properties draw:textarea-vertical-align="middle" fo:min-height="3.327cm"/>
    </style:style>
    <style:style style:name="pr4" style:family="presentation" style:parent-style-name="_31_60707_5f_Folienvorlage_5f_DE4-notes">
      <style:graphic-properties draw:fill-color="#ffffff" draw:auto-grow-height="true" fo:min-height="13.364cm"/>
    </style:style>
    <style:style style:name="pr5" style:family="presentation" style:parent-style-name="_31_60707_5f_Folienvorlage_5f_DE-title">
      <style:graphic-properties draw:auto-grow-height="true" fo:min-height="1.5cm"/>
    </style:style>
    <style:style style:name="pr6" style:family="presentation" style:parent-style-name="_31_60707_5f_Folienvorlage_5f_DE-outline1">
      <style:graphic-properties fo:min-height="8.884cm"/>
    </style:style>
    <style:style style:name="pr7" style:family="presentation" style:parent-style-name="_31_60707_5f_Folienvorlage_5f_DE-notes">
      <style:graphic-properties draw:fill-color="#ffffff" draw:auto-grow-height="true" fo:min-height="13.364cm"/>
    </style:style>
    <style:style style:name="pr8" style:family="presentation" style:parent-style-name="_31_60707_5f_Folienvorlage_5f_DE1-title">
      <style:graphic-properties draw:auto-grow-height="true" fo:min-height="1.5cm"/>
    </style:style>
    <style:style style:name="pr9" style:family="presentation" style:parent-style-name="_31_60707_5f_Folienvorlage_5f_DE1-outline1">
      <style:graphic-properties fo:min-height="8.884cm"/>
    </style:style>
    <style:style style:name="pr10" style:family="presentation" style:parent-style-name="_31_60707_5f_Folienvorlage_5f_DE1-notes">
      <style:graphic-properties draw:fill-color="#ffffff" draw:auto-grow-height="true" fo:min-height="13.364cm"/>
    </style:style>
    <style:style style:name="pr11" style:family="presentation" style:parent-style-name="_31_60707_5f_Folienvorlage_5f_DE1-outline1">
      <style:graphic-properties fo:min-height="4.519cm"/>
    </style:style>
    <style:style style:name="pr12" style:family="presentation" style:parent-style-name="_31_60707_5f_Folienvorlage_5f_DE1-notes">
      <style:graphic-properties draw:fill-color="#ffffff" fo:min-height="13.364cm"/>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paragraph-properties fo:text-align="center"/>
    </style:style>
    <style:style style:name="P4" style:family="paragraph">
      <style:text-properties fo:font-weight="normal" style:font-weight-asian="normal" style:font-weight-complex="normal"/>
    </style:style>
    <style:style style:name="P5" style:family="paragraph">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size="16pt" fo:font-style="normal" fo:text-shadow="none" style:text-underline-style="none" fo:font-weight="normal" style:letter-kerning="true" style:font-name-asian="DejaVu Sans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style:paragraph-properties fo:text-align="start"/>
      <style:text-properties fo:color="#808080"/>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office:automatic-styles>
  <office:body>
    <office:presentation>
      <presentation:footer-decl presentation:name="ftr1">www.univention.com</presentation:footer-decl>
      <draw:page draw:name="page1" draw:style-name="dp1" draw:master-page-name="_31_60707_5f_Folienvorlage_5f_DE4" presentation:presentation-page-layout-name="AL1T14" presentation:use-footer-name="ftr1">
        <office:forms form:automatic-focus="false" form:apply-design-mode="false"/>
        <draw:frame presentation:style-name="pr1" draw:layer="layout" svg:width="25.5cm" svg:height="4cm" svg:x="1.25cm" svg:y="1cm" presentation:class="title">
          <draw:text-box>
            <text:p>Representational State Transfer (REST)</text:p>
          </draw:text-box>
        </draw:frame>
        <draw:frame presentation:style-name="pr2" draw:layer="layout" svg:width="25.5cm" svg:height="3.577cm" svg:x="1.25cm" svg:y="6.5cm" presentation:class="outline">
          <draw:text-box>
            <text:p>Azubi-Wissenstransfer</text:p>
          </draw:text-box>
        </draw:frame>
        <draw:frame presentation:style-name="pr3" draw:text-style-name="P1" draw:layer="layout" svg:width="25.5cm" svg:height="3.577cm" svg:x="1.25cm" svg:y="10.418cm" presentation:class="outline" presentation:user-transformed="true">
          <draw:text-box>
            <text:p><text:span text:style-name="T1">Florian Best</text:span><text:span text:style-name="T1"><text:line-break/></text:span><text:span text:style-name="T1">Univention GmbH</text:span></text:p>
          </draw:text-box>
        </draw:frame>
        <presentation:notes draw:style-name="dp2">
          <draw:page-thumbnail draw:style-name="gr1" draw:layer="layout" svg:width="19.798cm" svg:height="11.136cm" svg:x="0.6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3" draw:master-page-name="_31_60707_5f_Folienvorlage_5f_DE" presentation:presentation-page-layout-name="AL2T1" presentation:use-footer-name="ftr1">
        <office:forms form:automatic-focus="false" form:apply-design-mode="false"/>
        <draw:frame presentation:style-name="pr5" draw:layer="layout" svg:width="25.5cm" svg:height="1.5cm" svg:x="1.25cm" svg:y="1cm" presentation:class="title">
          <draw:text-box>
            <text:p>Agenda</text:p>
          </draw:text-box>
        </draw:frame>
        <draw:frame presentation:style-name="pr6" draw:layer="layout" svg:width="25.5cm" svg:height="10cm" svg:x="1.25cm" svg:y="4cm" presentation:class="outline">
          <draw:text-box>
            <text:list text:style-name="L3">
              <text:list-item>
                <text:p>Design von Architekturstilen</text:p>
              </text:list-item>
              <text:list-item>
                <text:p>6 Bedingungen einer REST-Architektur</text:p>
              </text:list-item>
              <text:list-item>
                <text:p>Welche architektonischen Elemente hat REST</text:p>
              </text:list-item>
              <text:list-item>
                <text:p>REST und HTTP</text:p>
              </text:list-item>
            </text:list>
          </draw:text-box>
        </draw:frame>
        <presentation:notes draw:style-name="dp2">
          <draw:page-thumbnail draw:style-name="gr1" draw:layer="layout" svg:width="14.848cm" svg:height="11.135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al State Transfer</text:p>
          </draw:text-box>
        </draw:frame>
        <draw:frame presentation:style-name="pr9" draw:layer="layout" svg:width="25.5cm" svg:height="10cm" svg:x="1.25cm" svg:y="4cm" presentation:class="outline" presentation:user-transformed="true">
          <draw:text-box>
            <text:list text:style-name="L4">
              <text:list-item>
                <text:p>REST ist ein Architekturstil für verteilte Hypermedia Systeme</text:p>
                <text:list>
                  <text:list-item>
                    <text:list>
                      <text:list-item>
                        <text:p>Beschreibt die Architektur vom World Wide Web (WWW)</text:p>
                      </text:list-item>
                    </text:list>
                  </text:list-item>
                </text:list>
              </text:list-item>
              <text:list-item>
                <text:p>Dissertation von <text:span text:style-name="T2">Roy T. Fielding</text:span></text:p>
                <text:list>
                  <text:list-item>
                    <text:list>
                      <text:list-item>
                        <text:p>Im Jahr 2000</text:p>
                      </text:list-item>
                      <text:list-item>
                        <text:p>Dr. of Philosophy</text:p>
                      </text:list-item>
                      <text:list-item>
                        <text:p>Titel „Architectural Styles and the Design of Network-based Software Architectures“</text:p>
                      </text:list-item>
                      <text:list-item>
                        <text:p>Kaptel 5</text:p>
                      </text:list-item>
                    </text:list>
                  </text:list-item>
                </text:list>
              </text:list-item>
              <text:list-item>
                <text:p>REST ist <text:span text:style-name="T2">kein</text:span><text:span text:style-name="T3"> Protokoll</text:span></text:p>
              </text:list-item>
              <text:list-item>
                <text:p><text:span text:style-name="T3">REST </text:span><text:span text:style-name="T2">ist nicht</text:span><text:span text:style-name="T3"> HTTP und HTTP-Konformität ist nicht zwangsweise </text:span><text:span text:style-name="T2">RESTful</text:span></text:p>
              </text:list-item>
            </text:list>
          </draw:text-box>
        </draw:frame>
        <presentation:notes draw:style-name="dp2">
          <draw:page-thumbnail draw:style-name="gr1" draw:layer="layout" svg:width="14.848cm" svg:height="11.135cm" svg:x="3.075cm" svg:y="2.257cm" draw:page-number="3" presentation:class="page"/>
          <draw:frame presentation:style-name="pr10" draw:text-style-name="P2" draw:layer="layout" svg:width="16.799cm" svg:height="13.364cm" svg:x="2.1cm" svg:y="14.107cm" presentation:class="notes" presentation:placeholder="true">
            <draw:text-box/>
          </draw:frame>
        </presentation:notes>
      </draw:page>
      <draw:page draw:name="page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973cm" svg:x="1.25cm" svg:y="0.764cm" presentation:class="title" presentation:user-transformed="true">
          <draw:text-box>
            <text:p>Worum geht es in „Architekturstile und das Design von netwerkbasierten Anwendungen“?</text:p>
          </draw:text-box>
        </draw:frame>
        <draw:frame presentation:style-name="pr9" draw:layer="layout" svg:width="25.5cm" svg:height="10cm" svg:x="1.25cm" svg:y="4cm" presentation:class="outline" presentation:user-transformed="true">
          <draw:text-box>
            <text:list text:style-name="L4">
              <text:list-item>
                <text:p>Die Architektur des WWW wurde iterativ entwickelt</text:p>
              </text:list-item>
              <text:list-item>
                <text:p>Standards wurden über die Jahre oft überarbeitet und weiterentwickelt</text:p>
              </text:list-item>
              <text:list-item>
                <text:p>Ein Leitfaden für das Design, die Definition &amp; die Entwicklung wird benötigt</text:p>
                <text:list>
                  <text:list-item>
                    <text:list>
                      <text:list-item>
                        <text:p>Welche Aspekte benötigen Verbeserrungen?</text:p>
                      </text:list-item>
                      <text:list-item>
                        <text:p>Wie können unerwünschte Veränderungen vermieden werden?</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s ist ein Architekturstil?</text:p>
          </draw:text-box>
        </draw:frame>
        <draw:frame presentation:style-name="pr9" draw:layer="layout" svg:width="25.5cm" svg:height="10cm" svg:x="1.25cm" svg:y="2.9cm" presentation:class="outline" presentation:user-transformed="true">
          <draw:text-box>
            <text:list text:style-name="L4">
              <text:list-item>
                <text:p>Ein Architekturstil sind benannte und <text:span text:style-name="T2">koordinierte Bedingungen an die Architektur</text:span></text:p>
              </text:list-item>
              <text:list-item>
                <text:p>Welche Fragen sollte ein Architekturstil beinhalten:</text:p>
                <text:list>
                  <text:list-item>
                    <text:list>
                      <text:list-item>
                        <text:p>Wie wird ein System am besten aufgeteilt?</text:p>
                      </text:list-item>
                      <text:list-item>
                        <text:p>Wie kommunizieren und erkennen sich Komponenten miteinander?</text:p>
                      </text:list-item>
                      <text:list-item>
                        <text:p>Wie werden Informationen kommuniziert?</text:p>
                      </text:list-item>
                      <text:list-item>
                        <text:p>Wie können Elemente eines Systems sich unabhängig voneinander entwickeln?</text:p>
                      </text:list-item>
                      <text:list-item>
                        <text:p>Wie kann all das mit formalen und unformalen Bezeichnungen beschrieben werden?</text:p>
                      </text:list-item>
                      <text:list-item>
                        <text:p>Wie werden die Eigenschaften erreicht, die eine Architektur benötigt?</text:p>
                        <text:list>
                          <text:list-item>
                            <text:list>
                              <text:list-item>
                                <text:p>Funktionalität</text:p>
                              </text:list-item>
                              <text:list-item>
                                <text:p>Geschwindigkeit </text:p>
                              </text:list-item>
                              <text:list-item>
                                <text:p>Soziale Eigenschaften</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Der REST-Architekturstil</text:p>
          </draw:text-box>
        </draw:frame>
        <draw:frame presentation:style-name="pr9" draw:layer="layout" svg:width="25.5cm" svg:height="10cm" svg:x="1.25cm" svg:y="2.9cm" presentation:class="outline" presentation:user-transformed="true">
          <draw:text-box>
            <text:list text:style-name="L4">
              <text:list-item>
                <text:p>Der REST Architekturstil wurde für das Design und die Entwicklung des modernen Web genutzt</text:p>
              </text:list-item>
              <text:list-item>
                <text:p>REST ist ein <text:span text:style-name="T2">hybrider Stil</text:span>, der von mehreren existierenden Netzwerkstilen abgeleitetet wurde, kombiniert mit <text:span text:style-name="T2">zusätzlichen Bedingungen</text:span>, die eine einheitliche Verbindungsschnittstelle definieren</text:p>
              </text:list-item>
              <text:list-item>
                <text:p>REST legt wert auf</text:p>
                <text:list>
                  <text:list-item>
                    <text:list>
                      <text:list-item>
                        <text:p>Skalierbarkeit der Interaktion zwischen Komponenten</text:p>
                      </text:list-item>
                      <text:list-item>
                        <text:p>Generik der Schnittstellen</text:p>
                      </text:list-item>
                      <text:list-item>
                        <text:p>Unabhängige Entwicklung von Komponenten</text:p>
                      </text:list-item>
                      <text:list-item>
                        <text:p>Zwischengeschaltete Komponenten, um Interaktionslatenz zu reduzieren</text:p>
                      </text:list-item>
                      <text:list-item>
                        <text:p>Sicherheit erzwingen</text:p>
                      </text:list-item>
                      <text:list-item>
                        <text:p>Altlast-Systeme abzuschotten</text:p>
                      </text:list-item>
                    </text:list>
                  </text:list-item>
                </text:list>
              </text:list-item>
            </text:list>
          </draw:text-box>
        </draw:frame>
        <presentation:notes draw:style-name="dp2">
          <draw:page-thumbnail draw:style-name="gr1" draw:layer="layout" svg:width="14.848cm" svg:height="11.135cm" svg:x="3.075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rreicht man den REST-Architekturstil?</text:p>
          </draw:text-box>
        </draw:frame>
        <draw:frame presentation:style-name="pr9" draw:layer="layout" svg:width="25.5cm" svg:height="10cm" svg:x="1.25cm" svg:y="4cm" presentation:class="outline" presentation:user-transformed="true">
          <draw:text-box>
            <text:list text:style-name="L4">
              <text:list-item>
                <text:p>Starting with the Null-Style</text:p>
                <text:list>
                  <text:list-item>
                    <text:list>
                      <text:list-item>
                        <text:p>Architektur ohne Bedingungen</text:p>
                      </text:list-item>
                      <text:list-item>
                        <text:p>Keine Grenzen zwischen Komponenten</text:p>
                      </text:list-item>
                    </text:list>
                  </text:list-item>
                </text:list>
                <text:p/>
              </text:list-item>
            </text:list>
          </draw:text-box>
        </draw:frame>
        <draw:frame draw:style-name="gr2" draw:text-style-name="P3" draw:layer="layout" svg:width="11.508cm" svg:height="2.83cm" svg:x="7.492cm" svg:y="7.5cm">
          <draw:image xlink:href="Pictures/10000201000001B30000006B8DB87109.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1: Client-Server</text:p>
          </draw:text-box>
        </draw:frame>
        <draw:frame presentation:style-name="pr9" draw:layer="layout" svg:width="25.5cm" svg:height="10cm" svg:x="1.25cm" svg:y="2.7cm" presentation:class="outline" presentation:user-transformed="true">
          <draw:text-box>
            <text:list text:style-name="L4">
              <text:list-item>
                <text:p><text:span text:style-name="T2">Unterscheidung zwischen Client und Server Komponente</text:span></text:p>
              </text:list-item>
              <text:list-item>
                <text:p>Server Komponente</text:p>
                <text:list>
                  <text:list-item>
                    <text:list>
                      <text:list-item>
                        <text:p>bietet Dienste an</text:p>
                      </text:list-item>
                      <text:list-item>
                        <text:p>wartet auf Anfragen von mehreren Clients</text:p>
                      </text:list-item>
                      <text:list-item>
                        <text:p>Passiv / reagierend</text:p>
                      </text:list-item>
                    </text:list>
                  </text:list-item>
                </text:list>
              </text:list-item>
              <text:list-item>
                <text:p>Client Komponente</text:p>
                <text:list>
                  <text:list-item>
                    <text:list>
                      <text:list-item>
                        <text:p>stellt Anfragen über einen Konnektor</text:p>
                      </text:list-item>
                      <text:list-item>
                        <text:p>Aktiv / Ist der Auslöser</text:p>
                      </text:list-item>
                    </text:list>
                  </text:list-item>
                </text:list>
              </text:list-item>
              <text:list-item>
                <text:p>TODO: Bild von Client(s)-Server mit sichtbarem Konnektor</text:p>
              </text:list-item>
            </text:list>
          </draw:text-box>
        </draw:frame>
        <presentation:notes draw:style-name="dp2">
          <draw:page-thumbnail draw:style-name="gr1" draw:layer="layout" svg:width="14.848cm" svg:height="11.135cm" svg:x="3.075cm" svg:y="2.257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Client-Server VS nicht Client-Server</text:p>
          </draw:text-box>
        </draw:frame>
        <draw:frame presentation:style-name="pr9" draw:layer="layout" svg:width="25.5cm" svg:height="10cm" svg:x="1.25cm" svg:y="2.7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rum Client-Server?</text:p>
          </draw:text-box>
        </draw:frame>
        <draw:frame presentation:style-name="pr9" draw:layer="layout" svg:width="25.5cm" svg:height="10cm" svg:x="1.25cm" svg:y="2.7cm" presentation:class="outline" presentation:user-transformed="true">
          <draw:text-box>
            <text:list text:style-name="L4">
              <text:list-item>
                <text:p>Separation of Concerns!</text:p>
                <text:list>
                  <text:list-item>
                    <text:list>
                      <text:list-item>
                        <text:p>Entkopplung der Funktionalitäten</text:p>
                      </text:list-item>
                    </text:list>
                  </text:list-item>
                </text:list>
              </text:list-item>
              <text:list-item>
                <text:p>Server-Kompontente wird vereinfacht</text:p>
                <text:list>
                  <text:list-item>
                    <text:list>
                      <text:list-item>
                        <text:p>reine Datenhaltung</text:p>
                      </text:list-item>
                    </text:list>
                  </text:list-item>
                </text:list>
              </text:list-item>
              <text:list-item>
                <text:p>Benutzer-Interface kann in den Client verlagert werden</text:p>
                <text:list>
                  <text:list-item>
                    <text:list>
                      <text:list-item>
                        <text:p>Portierbarkeit auf verschiedene Plattformen</text:p>
                      </text:list-item>
                      <text:list-item>
                        <text:p>Wiederverwendbarkeit</text:p>
                      </text:list-item>
                    </text:list>
                  </text:list-item>
                </text:list>
              </text:list-item>
              <text:list-item>
                <text:p>Erhöht Skalierbarkeit</text:p>
                <text:list>
                  <text:list-item>
                    <text:list>
                      <text:list-item>
                        <text:p>Komponenten können sich unabhängig voneinander entwickeln</text:p>
                        <text:list>
                          <text:list-item>
                            <text:list>
                              <text:list-item>
                                <text:p>Solange die Schnittstelle sich nicht ändern</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2: Stateless</text:p>
          </draw:text-box>
        </draw:frame>
        <draw:frame presentation:style-name="pr9" draw:layer="layout" svg:width="25.5cm" svg:height="10cm" svg:x="1.25cm" svg:y="4cm" presentation:class="outline" presentation:user-transformed="true">
          <draw:text-box>
            <text:list text:style-name="L4">
              <text:list-item>
                <text:p><text:span text:style-name="T2">Kommunikation zwischen Client und Server muss zustandslos sein</text:span></text:p>
              </text:list-item>
              <text:list-item>
                <text:p>Jede Anfrage, die der Client stellt muss alle Informationen beinhalten, die notwendig sind um die Anfrage zu verstehen</text:p>
                <text:list>
                  <text:list-item>
                    <text:list>
                      <text:list-item>
                        <text:p>Auf dem Server darf kein Kontext/Session-State gespeichert werden</text:p>
                      </text:list-item>
                    </text:list>
                  </text:list-item>
                </text:list>
              </text:list-item>
              <text:list-item>
                <text:p>Session-State bleibt dadurch komplett auf dem Client</text:p>
              </text:list-item>
              <text:list-item>
                <text:p>Nachteil:</text:p>
                <text:list>
                  <text:list-item>
                    <text:list>
                      <text:list-item>
                        <text:p/>
                      </text:list-item>
                    </text:list>
                  </text:list-item>
                </text:list>
              </text:list-item>
              <text:list-item>
                <text:p>Vorteil:</text:p>
                <text:list>
                  <text:list-item>
                    <text:list>
                      <text:list-item>
                        <text:p>Erhöhte Sichtbarkeit, Zuverlässigkeit und Skalierbarkeit</text:p>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Nachteile zustandsloser Kommunikation</text:p>
          </draw:text-box>
        </draw:frame>
        <draw:frame presentation:style-name="pr9" draw:layer="layout" svg:width="25.5cm" svg:height="10cm" svg:x="1.25cm" svg:y="2.8cm" presentation:class="outline" presentation:user-transformed="true">
          <draw:text-box>
            <text:list text:style-name="L4">
              <text:list-item>
                <text:p>Netzwerkperformance wird verschlechtert</text:p>
                <text:list>
                  <text:list-item>
                    <text:list>
                      <text:list-item>
                        <text:p>wiederholende Daten in mehreren Anfragen</text:p>
                      </text:list-item>
                    </text:list>
                  </text:list-item>
                </text:list>
              </text:list-item>
              <text:list-item>
                <text:p>TODO: Schaubilder von HTTP-Anfrage authentifizierung mit HTTP-Auth / Cookies</text:p>
                <text:list>
                  <text:list-item>
                    <text:list>
                      <text:list-item>
                        <text:p>Vergleich der Datenbytes-Menge</text:p>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zustandsloser Kommunikation</text:p>
          </draw:text-box>
        </draw:frame>
        <draw:frame presentation:style-name="pr9" draw:layer="layout" svg:width="25.5cm" svg:height="10cm" svg:x="1.25cm" svg:y="2.8cm" presentation:class="outline" presentation:user-transformed="true">
          <draw:text-box>
            <text:list text:style-name="L4">
              <text:list-item>
                <text:p>Sichtbarkeit</text:p>
                <text:list>
                  <text:list-item>
                    <text:list>
                      <text:list-item>
                        <text:p>Es muss nicht in einer älteren Anfrage nachgesehen werden, um die volle Nachricht zu verstehen</text:p>
                      </text:list-item>
                      <text:list-item>
                        <text:p>z.B. ein Monitoring-System kann live arbeiten</text:p>
                      </text:list-item>
                    </text:list>
                  </text:list-item>
                </text:list>
              </text:list-item>
              <text:list-item>
                <text:p>Zuverlässigkeit</text:p>
                <text:list>
                  <text:list-item>
                    <text:list>
                      <text:list-item>
                        <text:p>Bei Teilfehlern muss nicht jeder Schritt erneut ausgeführt werden</text:p>
                      </text:list-item>
                      <text:list-item>
                        <text:p>z.B. die Authentifizierung, Sprache setzen, etc</text:p>
                      </text:list-item>
                    </text:list>
                  </text:list-item>
                </text:list>
              </text:list-item>
              <text:list-item>
                <text:p>Skalierbarkeit</text:p>
                <text:list>
                  <text:list-item>
                    <text:list>
                      <text:list-item>
                        <text:p>Weil zwischen Anfragen kein Zustand gespeichert werden muss:</text:p>
                        <text:list>
                          <text:list-item>
                            <text:list>
                              <text:list-item>
                                <text:p>Ressourcen können schnell wieder freigeben weden</text:p>
                              </text:list-item>
                              <text:list-item>
                                <text:p>Vereinfachte Implementierung: Keine Ressourcen müssen zwischen Anfragen verwaltet werden</text:p>
                              </text:list-item>
                            </text:list>
                          </text:list-item>
                        </text:list>
                      </text:list-item>
                      <text:list-item>
                        <text:p>z.B. Lastverteilung auf mehrere Systeme</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3: Cache</text:p>
          </draw:text-box>
        </draw:frame>
        <draw:frame presentation:style-name="pr9" draw:layer="layout" svg:width="25.5cm" svg:height="10cm" svg:x="1.25cm" svg:y="4cm" presentation:class="outline" presentation:user-transformed="true">
          <draw:text-box>
            <text:list text:style-name="L4">
              <text:list-item>
                <text:p><text:span text:style-name="T2">Daten innerhalb einer Antwort auf eine Anfrage können</text:span></text:p>
                <text:list>
                  <text:list-item>
                    <text:list>
                      <text:list-item>
                        <text:p><text:span text:style-name="T2">Implizit oder explizit als Cache-bar oder nicht-Cache-bar markiert werden</text:span></text:p>
                      </text:list-item>
                    </text:list>
                  </text:list-item>
                </text:list>
              </text:list-item>
              <text:list-item>
                <text:p>Wenn eine Antwort cachebar ist kann ein Client-Cache diese Antwort für spätere gleiche Anfragen verwenden</text:p>
              </text:list-item>
              <text:list-item>
                <text:p>Bestimmte Interaktionen können teilweise oder ganz eliminiert werden</text:p>
                <text:list>
                  <text:list-item>
                    <text:list>
                      <text:list-item>
                        <text:p>Erhöht Effizienz, Skalierbarkeit und für den Benutzer merkbare Geschwindikeit</text:p>
                      </text:list-item>
                    </text:list>
                  </text:list-item>
                </text:list>
              </text:list-item>
              <text:list-item>
                <text:p>Trade-Off: unzuverlässigkeit wenn abgelaufene Daten im Cache sich signifikant von den Daten unterscheiden</text:p>
              </text:list-item>
            </text:list>
          </draw:text-box>
        </draw:frame>
        <presentation:notes draw:style-name="dp2">
          <draw:page-thumbnail draw:style-name="gr1" draw:layer="layout" svg:width="14.848cm" svg:height="11.135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4: Uniform Interface</text:p>
          </draw:text-box>
        </draw:frame>
        <draw:frame presentation:style-name="pr9" draw:layer="layout" svg:width="25.5cm" svg:height="10cm" svg:x="1.25cm" svg:y="4cm" presentation:class="outline" presentation:user-transformed="true">
          <draw:text-box>
            <text:list text:style-name="L4">
              <text:list-item>
                <text:p><text:span text:style-name="T2">Einheitliche Schnittstelle zwischen Komponenten</text:span></text:p>
                <text:list>
                  <text:list-item>
                    <text:list>
                      <text:list-item>
                        <text:p>Dieser Schwerpunkt unterscheidet REST von anderen Architekturstilen</text:p>
                      </text:list-item>
                    </text:list>
                  </text:list-item>
                </text:list>
              </text:list-item>
              <text:list-item>
                <text:p>Prinzip der Allgemeingültigkeit der Komponenten-Schnittstelle</text:p>
              </text:list-item>
              <text:list-item>
                <text:p>Vereinfachung der System-Architektur, sichtbarkeit von Interaktionen</text:p>
              </text:list-item>
              <text:list-item>
                <text:p>Implementationen sind entkoppelt von den Diensten, die sie bereitstellen</text:p>
                <text:list>
                  <text:list-item>
                    <text:list>
                      <text:list-item>
                        <text:p>Fördert die unabhängige Entwicklungsfähigkeit</text:p>
                      </text:list-item>
                    </text:list>
                  </text:list-item>
                </text:list>
              </text:list-item>
              <text:list-item>
                <text:p>Schwächt effizienz, weil Informationen in einem standardisiertem Format übertragen werden anstatt einem Anwendungsspezifischen</text:p>
                <text:list>
                  <text:list-item>
                    <text:list>
                      <text:list-item>
                        <text:p>REST ist designed effizient für großflächige hypermedia Datentransfer zu sein, allgemein fürs Web optimiert und dadurch nicht optimal für andere Formen von achitektonischer Interaktion</text:p>
                      </text:list-item>
                    </text:list>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ine einheitliche Schnittstelle erschaffen wird</text:p>
          </draw:text-box>
        </draw:frame>
        <draw:frame presentation:style-name="pr9" draw:layer="layout" svg:width="25.5cm" svg:height="10cm" svg:x="1.25cm" svg:y="4cm" presentation:class="outline" presentation:user-transformed="true">
          <draw:text-box>
            <text:list text:style-name="L4">
              <text:list-item>
                <text:p>Bedingungen für das Verhalten der Komponenten</text:p>
              </text:list-item>
              <text:list-item>
                <text:p>Vier Bedinungen an die Schnittstelle</text:p>
                <text:list>
                  <text:list-item>
                    <text:list>
                      <text:list-item>
                        <text:p>Identifikation von Ressourcen</text:p>
                      </text:list-item>
                      <text:list-item>
                        <text:p>Veränderung der Ressourcen durch Repräsentationen</text:p>
                      </text:list-item>
                      <text:list-item>
                        <text:p>Selbst-beschreibende Nachrichten</text:p>
                      </text:list-item>
                      <text:list-item>
                        <text:p>Hypermedia as the engine of application state</text:p>
                      </text:list-item>
                    </text:list>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5: Layered System</text:p>
          </draw:text-box>
        </draw:frame>
        <draw:frame presentation:style-name="pr9" draw:layer="layout" svg:width="25.5cm" svg:height="10cm" svg:x="1.25cm" svg:y="2.7cm" presentation:class="outline" presentation:user-transformed="true">
          <draw:text-box>
            <text:list text:style-name="L4">
              <text:list-item>
                <text:p><text:span text:style-name="T2">Architektur ist aus hierarchischen Ebene zusammengesetzt</text:span></text:p>
              </text:list-item>
              <text:list-item>
                <text:p>Jede Komponente in der Ebene kann nicht hinter die Ebene, mit der sie interagieren, sehen</text:p>
              </text:list-item>
              <text:list-item>
                <text:p>Durch das beschränken von Wissen auf eine Ebene wird</text:p>
                <text:list>
                  <text:list-item>
                    <text:list>
                      <text:list-item>
                        <text:p>eine Grenze für die gesamte Systemkomplexität</text:p>
                      </text:list-item>
                      <text:list-item>
                        <text:p>Untergrund unabhängigkeit gefördert</text:p>
                      </text:list-item>
                    </text:list>
                  </text:list-item>
                </text:list>
              </text:list-item>
              <text:list-item>
                <text:p>Ebenen können benutzt werden um Alltlast Dienste abzuschotten</text:p>
              </text:list-item>
              <text:list-item>
                <text:p>Und neue Dienste von Altlast-Clients abzuschotten</text:p>
              </text:list-item>
              <text:list-item>
                <text:p>Komponenten vereinfachen durch verschiebung von selten genutzer Funktionalität in eine geteilte Mittelschicht</text:p>
              </text:list-item>
              <text:list-item>
                <text:p>Load balancing, Proxy, Gateway</text:p>
              </text:list-item>
              <text:list-item>
                <text:p>Nachteil: Performenceverlust durch overhead / latenz beim verarbeiten von Daten</text:p>
              </text:list-item>
              <text:list-item>
                <text:p>Kann durch Shared Caches wieder eingeholt werden</text:p>
              </text:list-item>
              <text:list-item>
                <text:p>Durch die Kombination von Layered System und Uniform Interface:</text:p>
                <text:list>
                  <text:list-item>
                    <text:list>
                      <text:list-item>
                        <text:p>Pipe-Filter Style</text:p>
                      </text:list-item>
                      <text:list-item>
                        <text:p>Zwischenliegende Komponenten können den Inhalt von Nachrichten transformieren, weil Nachrichten Selbst-beschreibend sind und ihre Bedeutung für alle Zwischenschichten sichtbar sind</text:p>
                      </text:list-item>
                      <text:list-item>
                        <text:p/>
                      </text:list-item>
                    </text:list>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10" draw:text-style-name="P2" draw:layer="layout" svg:width="16.799cm" svg:height="13.364cm" svg:x="2.1cm" svg:y="14.107cm" presentation:class="notes" presentation:placeholder="true">
            <draw:text-box/>
          </draw:frame>
        </presentation:notes>
      </draw:page>
      <draw:page draw:name="page1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5: Layered System</text:p>
          </draw:text-box>
        </draw:frame>
        <draw:frame presentation:style-name="pr9" draw:text-style-name="P4" draw:layer="layout" svg:width="25.5cm" svg:height="10cm" svg:x="1.25cm" svg:y="2.7cm" presentation:class="outline" presentation:user-transformed="true">
          <draw:text-box>
            <text:list text:style-name="L4">
              <text:list-item>
                <text:p text:style-name="P4"><text:span text:style-name="T3">Component </text:span><text:span text:style-name="T3"><text:tab/></text:span><text:span text:style-name="T3">Modern Web Examples</text:span></text:p>
              </text:list-item>
              <text:list-item>
                <text:p text:style-name="P4"><text:span text:style-name="T3">origin server </text:span><text:span text:style-name="T3"><text:tab/></text:span><text:span text:style-name="T3">Apache httpd, Microsoft IIS</text:span></text:p>
              </text:list-item>
              <text:list-item>
                <text:p text:style-name="P4"><text:span text:style-name="T3">gateway </text:span><text:span text:style-name="T3"><text:tab/></text:span><text:span text:style-name="T3">Squid, CGI, Reverse Proxy</text:span></text:p>
              </text:list-item>
              <text:list-item>
                <text:p text:style-name="P4"><text:span text:style-name="T3">proxy </text:span><text:span text:style-name="T3"><text:tab/></text:span><text:span text:style-name="T3">CERN Proxy, Netscape Proxy, Gauntlet</text:span></text:p>
              </text:list-item>
              <text:list-item>
                <text:p text:style-name="P4"><text:span text:style-name="T3">user agent </text:span><text:span text:style-name="T3"><text:tab/></text:span><text:span text:style-name="T3">Netscape Navigator, Lynx, MOMspider</text:span></text:p>
              </text:list-item>
              <text:list-item>
                <text:p text:style-name="P4"><text:span text:style-name="T3"/></text:p>
              </text:list-item>
              <text:list-item>
                <text:p text:style-name="P4"><text:span text:style-name="T3">A user agent uses a client connector to initiate a request and becomes the ultimate recipient of the response. The most common example is a Web browser, which provides access to information services and renders service responses according to the application needs.</text:span></text:p>
              </text:list-item>
              <text:list-item>
                <text:p text:style-name="P4"><text:span text:style-name="T3"/></text:p>
              </text:list-item>
              <text:list-item>
                <text:p text:style-name="P4"><text:span text:style-name="T3">An origin server uses a server connector to govern the namespace for a requested resource. It is the definitive source for representations of its resources and must be the ultimate recipient of any request that intends to modify the value of its resources. Each origin server provides a generic interface to its services as a resource hierarchy. The resource implementation details are hidden behind the interface.</text:span></text:p>
              </text:list-item>
              <text:list-item>
                <text:p text:style-name="P4"><text:span text:style-name="T3"/></text:p>
              </text:list-item>
              <text:list-item>
                <text:p text:style-name="P4"><text:span text:style-name="T3">Intermediary components act as both a client and a server in order to forward, with possible translation, requests and responses. A proxy component is an intermediary selected by a client to provide interface encapsulation of other services, data translation, performance enhancement, or security protection. A gateway (a.k.a., reverse proxy) component is an intermediary imposed by the network or origin server to provide an interface encapsulation of other services, for data translation, performance enhancement, or security enforcement. Note that the difference between a proxy and a gateway is that a client determines when it will use a proxy.</text:span></text:p>
              </text:list-item>
              <text:list-item>
                <text:p text:style-name="P4"><text:span text:style-name="T3"/></text:p>
              </text:list-item>
            </text:list>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10" draw:text-style-name="P2" draw:layer="layout" svg:width="16.799cm" svg:height="13.364cm" svg:x="2.1cm" svg:y="14.107cm" presentation:class="notes" presentation:placeholder="true">
            <draw:text-box/>
          </draw:frame>
        </presentation:notes>
      </draw:page>
      <draw:page draw:name="page1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Optionale Bedingung 6: Code on Demand</text:p>
          </draw:text-box>
        </draw:frame>
        <draw:frame presentation:style-name="pr9" draw:layer="layout" svg:width="25.5cm" svg:height="10cm" svg:x="1.25cm" svg:y="2.8cm" presentation:class="outline" presentation:user-transformed="true">
          <draw:text-box>
            <text:list text:style-name="L4">
              <text:list-item>
                <text:p><text:span text:style-name="T2">Client Funktionalität kann erweitert werden durch den Download und Ausführung von Code</text:span></text:p>
                <text:list>
                  <text:list-item>
                    <text:list>
                      <text:list-item>
                        <text:p>z.B. Applets oder Scripte</text:p>
                      </text:list-item>
                      <text:list-item>
                        <text:p>Vereinfacht Clients, weil die Nummer an benötigten vorimplementierten Features reduziert ist</text:p>
                      </text:list-item>
                      <text:list-item>
                        <text:p>Verbessert die System erweiterbarkeit</text:p>
                      </text:list-item>
                      <text:list-item>
                        <text:p>reduziert die Sichtbarkeit, weil der Server Code anstatt einfachen Daten sendet</text:p>
                      </text:list-item>
                      <text:list-item>
                        <text:p>ist dadurch nur eine optionale Bedingung</text:p>
                      </text:list-item>
                      <text:list-item>
                        <text:p>Sicherheitsaspekte → Integrity Checks, wenn der Client dem Server nicht vertrauen kann</text:p>
                      </text:list-item>
                      <text:list-item>
                        <text:p>Wirkt widersprüchlich, aber verbessert Dienste, die nur in einem bestimmten Kontext funktionieren müssen</text:p>
                        <text:list>
                          <text:list-item>
                            <text:list>
                              <text:list-item>
                                <text:p>z.B. Wenn bekannt ist, dass alle Clients in einer Organisation herunterladbare Java-Klassen unterstützen</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 Architectural Elements</text:p>
          </draw:text-box>
        </draw:frame>
        <draw:frame presentation:style-name="pr9" draw:layer="layout" svg:width="25.5cm" svg:height="10cm" svg:x="1.25cm" svg:y="4cm" presentation:class="outline" presentation:user-transformed="true">
          <draw:text-box>
            <text:list text:style-name="L4">
              <text:list-item>
                <text:p>The rationale for this design can be seen in the nature of distributed hypermedia. When a link is selected, information needs to be moved from the location where it is stored to the location where it will be used by, in most cases, a human reader. This is unlike many other distributed processing paradigms [6, 50], where it is possible, and usually more efficient, to move the "processing agent" (e.g., mobile code, stored procedure, search expression, etc.) to the data rather than move the data to the processor.</text:p>
              </text:list-item>
              <text:list-item>
                <text:p/>
              </text:list-item>
              <text:list-item>
                <text:p>A distributed hypermedia architect has only three fundamental options: 1) render the data where it is located and send a fixed-format image to the recipient; 2) encapsulate the data with a rendering engine and send both to the recipient; or, 3) send the raw data to the recipient along with metadata that describes the data type, so that the recipient can choose their own rendering engine.</text:p>
              </text:list-item>
              <text:list-item>
                <text:p/>
              </text:list-item>
              <text:list-item>
                <text:p>Each option has its advantages and disadvantages. Option 1, the traditional client-server style [31], allows all information about the true nature of the data to remain hidden within the sender, preventing assumptions from being made about the data structure and making client implementation easier. However, it also severely restricts the functionality of the recipient and places most of the processing load on the sender, leading to scalability problems. Option 2, the mobile object style [50], provides information hiding while enabling specialized processing of the data via its unique rendering engine, but limits the functionality of the recipient to what is anticipated within that engine and may vastly increase the amount of data transferred. Option 3 allows the sender to remain simple and scalable while minimizing the bytes transferred, but loses the advantages of information hiding and requires that both sender and recipient understand the same data types.</text:p>
              </text:list-item>
              <text:list-item>
                <text:p/>
              </text:list-item>
              <text:list-item>
                <text:p>REST provides a hybrid of all three options by focusing on a shared understanding of data types with metadata, but limiting the scope of what is revealed to a standardized interface. REST components communicate by transferring a representation of a resource in a format matching one of an evolving set of standard data types, selected dynamically based on the capabilities or desires of the recipient and the nature of the resource. Whether the representation is in the same format as the raw source, or is derived from the source, remains hidden behind the interface. The benefits of the mobile object style are approximated by sending a representation that consists of instructions in the standard data format of an encapsulated rendering engine (e.g., Java [45]). REST therefore gains the separation of concerns of the client-server style without the server scalability problem, allows information hiding through a generic interface to enable encapsulation and evolution of services, and provides for a diverse set of functionality through downloadable feature-engines.</text:p>
              </text:list-item>
            </text:list>
          </draw:text-box>
        </draw:frame>
        <draw:frame draw:style-name="gr3" draw:text-style-name="P5" draw:layer="layout" svg:width="25.5cm" svg:height="10cm" svg:x="1.25cm" svg:y="4cm">
          <draw:text-box>
            <text:p/>
          </draw:text-box>
        </draw:frame>
        <presentation:notes draw:style-name="dp2">
          <draw:page-thumbnail draw:style-name="gr1" draw:layer="layout" svg:width="14.848cm" svg:height="11.135cm" svg:x="3.075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 Data Elements</text:p>
          </draw:text-box>
        </draw:frame>
        <draw:frame presentation:style-name="pr9" draw:layer="layout" svg:width="25.5cm" svg:height="10cm" svg:x="1.25cm" svg:y="2.9cm" presentation:class="outline" presentation:user-transformed="true">
          <draw:text-box>
            <text:list text:style-name="L4">
              <text:list-item>
                <text:p>Resource</text:p>
                <text:list>
                  <text:list-item>
                    <text:list>
                      <text:list-item>
                        <text:p>the intended conceptual target of a hypertext reference</text:p>
                      </text:list-item>
                    </text:list>
                  </text:list-item>
                </text:list>
              </text:list-item>
              <text:list-item>
                <text:p>resource identifier</text:p>
                <text:list>
                  <text:list-item>
                    <text:list>
                      <text:list-item>
                        <text:p>URL, URN</text:p>
                      </text:list-item>
                    </text:list>
                  </text:list-item>
                </text:list>
              </text:list-item>
              <text:list-item>
                <text:p>Representation</text:p>
                <text:list>
                  <text:list-item>
                    <text:list>
                      <text:list-item>
                        <text:p>HTML document, JPEG image</text:p>
                      </text:list-item>
                    </text:list>
                  </text:list-item>
                </text:list>
              </text:list-item>
              <text:list-item>
                <text:p>representation metadata</text:p>
                <text:list>
                  <text:list-item>
                    <text:list>
                      <text:list-item>
                        <text:p>media type, last-modified time</text:p>
                      </text:list-item>
                    </text:list>
                  </text:list-item>
                </text:list>
              </text:list-item>
              <text:list-item>
                <text:p>resource metadata</text:p>
                <text:list>
                  <text:list-item>
                    <text:list>
                      <text:list-item>
                        <text:p>source link, alternates, vary</text:p>
                      </text:list-item>
                    </text:list>
                  </text:list-item>
                </text:list>
              </text:list-item>
              <text:list-item>
                <text:p>control data</text:p>
                <text:list>
                  <text:list-item>
                    <text:list>
                      <text:list-item>
                        <text:p>if-modified-since, cache-control</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2" draw:layer="layout" svg:width="16.799cm" svg:height="13.364cm" svg:x="2.1cm" svg:y="14.107cm" presentation:class="notes" presentation:placeholder="true">
            <draw:text-box/>
          </draw:frame>
        </presentation:notes>
      </draw:page>
      <draw:page draw:name="page2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ources and Resource Identifiers</text:p>
          </draw:text-box>
        </draw:frame>
        <draw:frame presentation:style-name="pr9" draw:layer="layout" svg:width="25.5cm" svg:height="10cm" svg:x="1.25cm" svg:y="4cm" presentation:class="outline" presentation:user-transformed="true">
          <draw:text-box>
            <text:list text:style-name="L4">
              <text:list-item>
                <text:p><text:s/>The key abstraction of information in REST is a resource. Any information that can be named can be a resource: a document or image, a temporal service (e.g. "today's weather in Los Angeles"), a collection of other resources, a non-virtual object (e.g. a person), and so on. In other words, any concept that might be the target of an author's hypertext reference must fit within the definition of a resource. A resource is a conceptual mapping to a set of entities, not the entity that corresponds to the mapping at any particular point in time.</text:p>
              </text:list-item>
              <text:list-item>
                <text:p/>
              </text:list-item>
              <text:list-item>
                <text:p>More precisely, a resource R is a temporally varying membership function MR(t), which for time t maps to a set of entities, or values, which are equivalent. The values in the set may be resource representations and/or resource identifiers. A resource can map to the empty set, which allows references to be made to a concept before any realization of that concept exists -- a notion that was foreign to most hypertext systems prior to the Web [61]. Some resources are static in the sense that, when examined at any time after their creation, they always correspond to the same value set. Others have a high degree of variance in their value over time. The only thing that is required to be static for a resource is the semantics of the mapping, since the semantics is what distinguishes one resource from another.</text:p>
              </text:list-item>
              <text:list-item>
                <text:p/>
              </text:list-item>
              <text:list-item>
                <text:p>For example, the "authors' preferred version" of an academic paper is a mapping whose value changes over time, whereas a mapping to "the paper published in the proceedings of conference X" is static. These are two distinct resources, even if they both map to the same value at some point in time. The distinction is necessary so that both resources can be identified and referenced independently. A similar example from software engineering is the separate identification of a version-controlled source code file when referring to the "latest revision", "revision number 1.2.7", or "revision included with the Orange release."</text:p>
              </text:list-item>
              <text:list-item>
                <text:p/>
              </text:list-item>
              <text:list-item>
                <text:p>This abstract definition of a resource enables key features of the Web architecture. First, it provides generality by encompassing many sources of information without artificially distinguishing them by type or implementation. Second, it allows late binding of the reference to a representation, enabling content negotiation to take place based on characteristics of the request. Finally, it allows an author to reference the concept rather than some singular representation of that concept, thus removing the need to change all existing links whenever the representation changes (assuming the author used the right identifier).</text:p>
              </text:list-item>
              <text:list-item>
                <text:p/>
              </text:list-item>
              <text:list-item>
                <text:p>REST uses a resource identifier to identify the particular resource involved in an interaction between components. REST connectors provide a generic interface for accessing and manipulating the value set of a resource, regardless of how the membership function is defined or the type of software that is handling the request. The naming authority that assigned the resource identifier, making it possible to reference the resource, is responsible for maintaining the semantic validity of the mapping over time (i.e., ensuring that the membership function does not change).</text:p>
              </text:list-item>
              <text:list-item>
                <text:p/>
              </text:list-item>
              <text:list-item>
                <text:p>Traditional hypertext systems [61], which typically operate in a closed or local environment, use unique node or document identifiers that change every time the information changes, relying on link servers to maintain references separately from the content [135]. Since centralized link servers are an anathema to the immense scale and multi-organizational domain requirements of the Web, REST relies instead on the author choosing a resource identifier that best fits the nature of the concept being identified. Naturally, the quality of an identifier is often proportional to the amount of money spent to retain its validity, which leads to broken links as ephemeral (or poorly supported) information moves or disappears over time.</text:p>
              </text:list-item>
            </text:list>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10" draw:text-style-name="P2" draw:layer="layout" svg:width="16.799cm" svg:height="13.364cm" svg:x="2.1cm" svg:y="14.107cm" presentation:class="notes" presentation:placeholder="true">
            <draw:text-box/>
          </draw:frame>
        </presentation:notes>
      </draw:page>
      <draw:page draw:name="page2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s</text:p>
          </draw:text-box>
        </draw:frame>
        <draw:frame presentation:style-name="pr9" draw:layer="layout" svg:width="25.5cm" svg:height="10cm" svg:x="1.25cm" svg:y="4cm" presentation:class="outline" presentation:user-transformed="true">
          <draw:text-box>
            <text:list text:style-name="L4">
              <text:list-header>
                <text:p>REST components perform actions on a resource by using a representation to capture the current or intended state of that resource and transferring that representation between components. A representation is a sequence of bytes, plus representation metadata to describe those bytes. Other commonly used but less precise names for a representation include: document, file, and HTTP message entity, instance, or variant.</text:p>
              </text:list-header>
              <text:list-item>
                <text:p/>
              </text:list-item>
              <text:list-item>
                <text:p>A representation consists of data, metadata describing the data, and, on occasion, metadata to describe the metadata (usually for the purpose of verifying message integrity). Metadata is in the form of name-value pairs, where the name corresponds to a standard that defines the value's structure and semantics. Response messages may include both representation metadata and resource metadata: information about the resource that is not specific to the supplied representation.</text:p>
              </text:list-item>
              <text:list-item>
                <text:p/>
              </text:list-item>
              <text:list-item>
                <text:p>Control data defines the purpose of a message between components, such as the action being requested or the meaning of a response. It is also used to parameterize requests and override the default behavior of some connecting elements. For example, cache behavior can be modified by control data included in the request or response message.</text:p>
              </text:list-item>
              <text:list-item>
                <text:p/>
              </text:list-item>
              <text:list-item>
                <text:p>Depending on the message control data, a given representation may indicate the current state of the requested resource, the desired state for the requested resource, or the value of some other resource, such as a representation of the input data within a client's query form, or a representation of some error condition for a response. For example, remote authoring of a resource requires that the author send a representation to the server, thus establishing a value for that resource that can be retrieved by later requests. If the value set of a resource at a given time consists of multiple representations, content negotiation may be used to select the best representation for inclusion in a given message.</text:p>
              </text:list-item>
              <text:list-item>
                <text:p/>
              </text:list-item>
              <text:list-item>
                <text:p>The data format of a representation is known as a media type [48]. A representation can be included in a message and processed by the recipient according to the control data of the message and the nature of the media type. Some media types are intended for automated processing, some are intended to be rendered for viewing by a user, and a few are capable of both. Composite media types can be used to enclose multiple representations in a single message.</text:p>
              </text:list-item>
              <text:list-item>
                <text:p/>
              </text:list-item>
              <text:list-item>
                <text:p>The design of a media type can directly impact the user-perceived performance of a distributed hypermedia system. Any data that must be received before the recipient can begin rendering the representation adds to the latency of an interaction. A data format that places the most important rendering information up front, such that the initial information can be incrementally rendered while the rest of the information is being received, results in much better user-perceived performance than a data format that must be entirely received before rendering can begin.</text:p>
              </text:list-item>
              <text:list-item>
                <text:p/>
              </text:list-item>
              <text:list-item>
                <text:p>For example, a Web browser that can incrementally render a large HTML document while it is being received provides significantly better user-perceived performance than one that waits until the entire document is completely received prior to rendering, even though the network performance is the same. Note that the rendering ability of a representation can also be impacted by the choice of content. If the dimensions of dynamically-sized tables and embedded objects must be determined before they can be rendered, their occurrence within the viewing area of a hypermedia page will increase its latency.</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10" draw:text-style-name="P2" draw:layer="layout" svg:width="16.799cm" svg:height="13.364cm" svg:x="2.1cm" svg:y="14.107cm" presentation:class="notes" presentation:placeholder="true">
            <draw:text-box/>
          </draw:frame>
        </presentation:notes>
      </draw:page>
      <draw:page draw:name="page2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user-transformed="true">
          <draw:text-box>
            <text:list text:style-name="L4">
              <text:list-item>
                <text:p><text:s/>REST uses various connector types, summarized in Table 5-2, to encapsulate the activities of accessing resources and transferring resource representations. The connectors present an abstract interface for component communication, enhancing simplicity by providing a clean separation of concerns and hiding the underlying implementation of resources and communication mechanisms. The generality of the interface also enables substitutability: if the users' only access to the system is via an abstract interface, the implementation can be replaced without impacting the users. Since a connector manages network communication for a component, information can be shared across multiple interactions in order to improve efficiency and responsiveness.</text:p>
              </text:list-item>
              <text:list-item>
                <text:p>Table 5-2: REST Connectors Connector <text:tab/>Modern Web Examples</text:p>
              </text:list-item>
              <text:list-item>
                <text:p>client <text:tab/>libwww, libwww-perl</text:p>
              </text:list-item>
              <text:list-item>
                <text:p>server <text:tab/>libwww, Apache API, NSAPI</text:p>
              </text:list-item>
              <text:list-item>
                <text:p>cache <text:tab/>browser cache, Akamai cache network</text:p>
              </text:list-item>
              <text:list-item>
                <text:p>resolver <text:tab/>bind (DNS lookup library)</text:p>
              </text:list-item>
              <text:list-item>
                <text:p>tunnel <text:tab/>SOCKS, SSL after HTTP CONNECT</text:p>
              </text:list-item>
              <text:list-item>
                <text:p/>
              </text:list-item>
              <text:list-item>
                <text:p>All REST interactions are stateless. That is, each request contains all of the information necessary for a connector to understand the request, independent of any requests that may have preceded it. This restriction accomplishes four functions: 1) it removes any need for the connectors to retain application state between requests, thus reducing consumption of physical resources and improving scalability; 2) it allows interactions to be processed in parallel without requiring that the processing mechanism understand the interaction semantics; 3) it allows an intermediary to view and understand a request in isolation, which may be necessary when services are dynamically rearranged; and, 4) it forces all of the information that might factor into the reusability of a cached response to be present in each request.</text:p>
              </text:list-item>
              <text:list-item>
                <text:p/>
              </text:list-item>
              <text:list-item>
                <text:p>The connector interface is similar to procedural invocation, but with important differences in the passing of parameters and results. The in-parameters consist of request control data, a resource identifier indicating the target of the request, and an optional representation. The out-parameters consist of response control data, optional resource metadata, and an optional representation. From an abstract viewpoint the invocation is synchronous, but both in and out-parameters can be passed as data streams. In other words, processing can be invoked before the value of the parameters is completely known, thus avoiding the latency of batch processing large data transfers.</text:p>
              </text:list-item>
              <text:list-item>
                <text:p/>
              </text:list-item>
              <text:list-item>
                <text:p>The primary connector types are client and server. The essential difference between the two is that a client initiates communication by making a request, whereas a server listens for connections and responds to requests in order to supply access to its services. A component may include both client and server connectors.</text:p>
              </text:list-item>
              <text:list-item>
                <text:p/>
              </text:list-item>
              <text:list-item>
                <text:p>A third connector type, the cache connector, can be located on the interface to a client or server connector in order to save cacheable responses to current interactions so that they can be reused for later requested interactions. A cache may be used by a client to avoid repetition of network communication, or by a server to avoid repeating the process of generating a response, with both cases serving to reduce interaction latency. A cache is typically implemented within the address space of the connector that uses it.</text:p>
              </text:list-item>
              <text:list-item>
                <text:p/>
              </text:list-item>
              <text:list-item>
                <text:p>Some cache connectors are shared, meaning that its cached responses may be used in answer to a client other than the one for which the response was originally obtained. Shared caching can be effective at reducing the impact of "flash crowds" on the load of a popular server, particularly when the caching is arranged hierarchically to cover large groups of users, such as those within a company's intranet, the customers of an Internet service provider, or Universities sharing a national network backbone. However, shared caching can also lead to errors if the cached response does not match what would have been obtained by a new request. REST attempts to balance the desire for transparency in cache behavior with the desire for efficient use of the network, rather than assuming that absolute transparency is always required.</text:p>
              </text:list-item>
              <text:list-item>
                <text:p/>
              </text:list-item>
              <text:list-item>
                <text:p>A cache is able to determine the cacheability of a response because the interface is generic rather than specific to each resource. By default, the response to a retrieval request is cacheable and the responses to other requests are non-cacheable. If some form of user authentication is part of the request, or if the response indicates that it should not be shared, then the response is only cacheable by a non-shared cache. A component can override these defaults by including control data that marks the interaction as cacheable, non-cacheable or cacheable for only a limited time.</text:p>
              </text:list-item>
              <text:list-item>
                <text:p/>
              </text:list-item>
              <text:list-item>
                <text:p>A resolver translates partial or complete resource identifiers into the network address information needed to establish an inter-component connection. For example, most URI include a DNS hostname as the mechanism for identifying the naming authority for the resource. In order to initiate a request, a Web browser will extract the hostname from the URI and make use of a DNS resolver to obtain the Internet Protocol address for that authority. Another example is that some identification schemes (e.g., URN [124]) require an intermediary to translate a permanent identifier to a more transient address in order to access the identified resource. Use of one or more intermediate resolvers can improve the longevity of resource references through indirection, though doing so adds to the request latency.</text:p>
              </text:list-item>
              <text:list-item>
                <text:p/>
              </text:list-item>
              <text:list-item>
                <text:p>The final form of connector type is a tunnel, which simply relays communication across a connection boundary, such as a firewall or lower-level network gateway. The only reason it is modeled as part of REST and not abstracted away as part of the network infrastructure is that some REST components may dynamically switch from active component behavior to that of a tunnel. The primary example is an HTTP proxy that switches to a tunnel in response to a CONNECT method request [71], thus allowing its client to directly communicate with a remote server using a different protocol, such as TLS, that doesn't allow proxies. The tunnel disappears when both ends terminate their communication.</text:p>
              </text:list-item>
            </text:list>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10" draw:text-style-name="P2" draw:layer="layout" svg:width="16.799cm" svg:height="13.364cm" svg:x="2.1cm" svg:y="14.107cm" presentation:class="notes" presentation:placeholder="true">
            <draw:text-box/>
          </draw:frame>
        </presentation:notes>
      </draw:page>
      <draw:page draw:name="page2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10" draw:text-style-name="P2" draw:layer="layout" svg:width="16.799cm" svg:height="13.364cm" svg:x="2.1cm" svg:y="14.107cm" presentation:class="notes" presentation:placeholder="true">
            <draw:text-box/>
          </draw:frame>
        </presentation:notes>
      </draw:page>
      <draw:page draw:name="page2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user-transformed="true">
          <draw:text-box>
            <text:list text:style-name="L4">
              <text:list-item>
                <text:p>REST ist der Grund, warum das WWW so erfolgreich geworden ist</text:p>
              </text:list-item>
              <text:list-item>
                <text:p>Richardson Majurity Model</text:p>
              </text:list-item>
              <text:list-item>
                <text:p>REST misconceptions</text:p>
              </text:list-item>
              <text:list-item>
                <text:p>Chapter 6</text:p>
              </text:list-item>
              <text:list-item>
                <text:p>Ganz viele Beispiele über Richtig / Falsch bzw. REST-Arch, andere Arch</text:p>
                <text:list>
                  <text:list-item>
                    <text:list>
                      <text:list-item>
                        <text:p>RPC, SOAP, als Gegenbeispiele zeigen</text:p>
                      </text:list-item>
                    </text:list>
                  </text:list-item>
                </text:list>
              </text:list-item>
              <text:list-item>
                <text:p>untangled</text:p>
              </text:list-item>
            </text:list>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10" draw:text-style-name="P2" draw:layer="layout" svg:width="16.799cm" svg:height="13.364cm" svg:x="2.1cm" svg:y="14.107cm" presentation:class="notes" presentation:placeholder="true">
            <draw:text-box/>
          </draw:frame>
        </presentation:notes>
      </draw:page>
      <draw:page draw:name="page2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 Architectural Views</text:p>
          </draw:text-box>
        </draw:frame>
        <draw:frame presentation:style-name="pr9" draw:layer="layout" svg:width="25.5cm" svg:height="10cm" svg:x="1.25cm" svg:y="4cm" presentation:class="outline" presentation:user-transformed="true">
          <draw:text-box>
            <text:list text:style-name="L4">
              <text:list-item>
                <text:p>REST concentrates all of the control state into the representations received in response to interactions. The goal is to improve server scalability by eliminating any need for the server to maintain an awareness of the client state beyond the current request.</text:p>
              </text:list-item>
              <text:list-item>
                <text:p>The next control state of an application resides in the representation of the first requested resource, so obtaining that first representation is a priority. REST interaction is therefore improved by protocols that "respond first and think later."</text:p>
              </text:list-item>
              <text:list-item>
                <text:p>The model application is therefore an engine that moves from one state to the next by examining and choosing from among the alternative state transitions in the current set of representations. Not surprisingly, this exactly matches the user interface of a hypermedia browser. However, the style does not assume that all applications are browsers. In fact, the application details are hidden from the server by the generic connector interface, and thus a user agent could equally be an automated robot performing information retrieval for an indexing service, a personal agent looking for data that matches certain criteria, or a maintenance spider busy patrolling the information for broken references or modified content </text:p>
              </text:list-item>
            </text:list>
          </draw:text-box>
        </draw:frame>
        <presentation:notes draw:style-name="dp2">
          <draw:page-thumbnail draw:style-name="gr1" draw:layer="layout" svg:width="14.848cm" svg:height="11.135cm" svg:x="3.075cm" svg:y="2.257cm" draw:page-number="27" presentation:class="page"/>
          <draw:frame presentation:style-name="pr10" draw:text-style-name="P2" draw:layer="layout" svg:width="16.799cm" svg:height="13.364cm" svg:x="2.1cm" svg:y="14.107cm" presentation:class="notes" presentation:placeholder="true">
            <draw:text-box/>
          </draw:frame>
        </presentation:notes>
      </draw:page>
      <draw:page draw:name="page2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Links</text:p>
          </draw:text-box>
        </draw:frame>
        <draw:frame presentation:style-name="pr9" draw:layer="layout" svg:width="25.5cm" svg:height="10cm" svg:x="1cm" svg:y="3cm" presentation:class="outline" presentation:user-transformed="true">
          <draw:text-box>
            <text:list text:style-name="L4">
              <text:list-item>
                <text:p>HTTP/1.1 RFC 7230 Message Syntax and Routing</text:p>
              </text:list-item>
              <text:list-item>
                <text:p>HTTP/1.1 RFC 7231 Semantics and Content</text:p>
              </text:list-item>
              <text:list-item>
                <text:p>HTTP/1.1 RFC 7232 Conditional Requests</text:p>
              </text:list-item>
              <text:list-item>
                <text:p>HTTP/1.1 RFC 7233 Range Requests</text:p>
              </text:list-item>
              <text:list-item>
                <text:p>HTTP/1.1 RFC 7234 Caching</text:p>
              </text:list-item>
              <text:list-item>
                <text:p>HTTP/1.1 RFC 7235 Authentication</text:p>
              </text:list-item>
              <text:list-item>
                <text:p>HTTP/2 RFC 7540 Hypertext Transfer Protocol Version 2</text:p>
              </text:list-item>
              <text:list-item>
                <text:p><text:a xlink:href="https://github.com/spaceone/httoop" xlink:type="simple">Httoop</text:a></text:p>
              </text:list-item>
              <text:list-item>
                <text:p>RFC 5988 (Web Linking)</text:p>
              </text:list-item>
              <text:list-item>
                <text:p>Representational State Transfer</text:p>
              </text:list-item>
            </text:list>
          </draw:text-box>
        </draw:frame>
        <presentation:notes draw:style-name="dp2">
          <draw:page-thumbnail draw:style-name="gr1" draw:layer="layout" svg:width="14.848cm" svg:height="11.135cm" svg:x="3.075cm" svg:y="2.257cm" draw:page-number="28" presentation:class="page"/>
          <draw:frame presentation:style-name="pr10" draw:text-style-name="P2" draw:layer="layout" svg:width="16.799cm" svg:height="13.364cm" svg:x="2.1cm" svg:y="14.107cm" presentation:class="notes" presentation:placeholder="true">
            <draw:text-box/>
          </draw:frame>
        </presentation:notes>
      </draw:page>
      <draw:page draw:name="page29" draw:style-name="dp3" draw:master-page-name="_31_60707_5f_Folienvorlage_5f_DE1" presentation:presentation-page-layout-name="AL3T15" presentation:use-footer-name="ftr1">
        <office:forms form:automatic-focus="false" form:apply-design-mode="false"/>
        <draw:frame presentation:style-name="pr8" draw:layer="layout" svg:width="25.5cm" svg:height="1.5cm" svg:x="1.25cm" svg:y="1cm" presentation:class="title">
          <draw:text-box>
            <text:p>Kontakt</text:p>
          </draw:text-box>
        </draw:frame>
        <draw:frame presentation:style-name="pr11" draw:layer="layout" svg:width="12.443cm" svg:height="4.769cm" svg:x="1.25cm" svg:y="4cm" presentation:class="outline">
          <draw:text-box>
            <text:p>Univention GmbH</text:p>
            <text:p>Bremen | Germany</text:p>
            <text:p>+49 421 222 32-20</text:p>
          </draw:text-box>
        </draw:frame>
        <draw:frame presentation:style-name="pr11" draw:text-style-name="P7" draw:layer="layout" svg:width="12.443cm" svg:height="10cm" svg:x="14.316cm" svg:y="4cm" presentation:class="outline">
          <draw:text-box>
            <text:p text:style-name="P6"><text:span text:style-name="T4">Florian Best</text:span></text:p>
            <text:p><text:span text:style-name="T4">best@univention.de</text:span></text:p>
            <text:p text:style-name="P6"><text:span text:style-name="T4">+49 421 222 32-xx</text:span></text:p>
            <text:p text:style-name="P6"><text:span text:style-name="T4">www.univention.com</text:span></text:p>
          </draw:text-box>
        </draw:frame>
        <presentation:notes draw:style-name="dp2">
          <draw:page-thumbnail draw:style-name="gr1" draw:layer="layout" svg:width="14.848cm" svg:height="11.135cm" svg:x="3.075cm" svg:y="2.257cm" draw:page-number="29"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styles>
    <draw:gradient draw:name="Gradient_20_11" draw:display-name="Gradient 11"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xx" style:country-asian="none" style:font-name-complex="DejaVu Sans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3" fo:font-family="StarSymbol, 'Arial Unicode MS'" style:font-charset="x-symbol" fo:font-size="9pt" fo:language="en" fo:country="US" style:font-name-asian="StarSymbol3" style:font-family-asian="StarSymbol, 'Arial Unicode MS'" style:font-charset-asian="x-symbol" style:language-asian="en" style:country-asian="US" style:font-name-complex="StarSymbol3" style:font-family-complex="StarSymbol, 'Arial Unicode MS'" style:font-charset-complex="x-symbol" style:font-size-complex="9pt"/>
    </style:style>
    <style:style style:name="Name_20_des_20_Referenten" style:display-name="Name des Referenten" style:family="graphic" style:parent-style-name="standard">
      <style:graphic-properties draw:stroke="none" draw:stroke-dash="Dashed_20__28_var_29__20_1" draw:marker-start-width="0.2cm" draw:marker-end-width="0.2cm" draw:fill="none" draw:fill-color="#ffffff" draw:fill-gradient-name="Gradient_20_11" draw:fill-hatch-name="Hatching_20_46" draw:fill-image-name="Bitmape_20_1" draw:textarea-horizontal-align="justify" draw:textarea-vertical-align="middle" draw:auto-grow-height="false" draw:shadow-offset-x="0cm" draw:shadow-offset-y="0cm" draw:shadow-color="#000000"/>
      <style:paragraph-properties fo:text-align="center"/>
      <style:text-properties fo:color="#999999" style:font-name="Univers3" fo:font-family="Univers" style:font-style-name="Standard" style:font-family-generic="swiss" fo:font-size="16pt" style:font-size-asian="16pt" style:font-size-complex="16pt"/>
    </style:style>
    <style:style style:name="_31_30624_5f_basis_5f_foliensatz_7e_LT_7e_Gliederung_20_1" style:display-name="130624_basis_foliensatz~LT~Gliederung 1" style:family="graphic">
      <style:paragraph-properties fo:margin-left="0cm" fo:margin-right="0cm" fo:margin-top="0cm" fo:margin-bottom="0.529cm" fo:text-align="start" fo:text-indent="0cm" style:text-autospace="none"/>
      <style:text-properties fo:color="#333333"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_31_30624_5f_basis_5f_foliensatz_7e_LT_7e_Gliederung_20_2" style:display-name="130624_basis_foliensatz~LT~Gliederung 2" style:family="graphic">
      <style:paragraph-properties fo:margin-left="0cm" fo:margin-right="0cm" fo:margin-top="0cm" fo:margin-bottom="0.706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3" style:display-name="130624_basis_foliensatz~LT~Gliederung 3" style:family="graphic">
      <style:paragraph-properties fo:margin-left="0cm" fo:margin-right="0cm" fo:margin-top="0cm" fo:margin-bottom="0.529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4" style:display-name="130624_basis_foliensatz~LT~Gliederung 4" style:family="graphic">
      <style:paragraph-properties fo:margin-left="0cm" fo:margin-right="0cm" fo:margin-top="0cm" fo:margin-bottom="0.351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5" style:display-name="130624_basis_foliensatz~LT~Gliederung 5"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6" style:display-name="130624_basis_foliensatz~LT~Gliederung 6"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7" style:display-name="130624_basis_foliensatz~LT~Gliederung 7"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8" style:display-name="130624_basis_foliensatz~LT~Gliederung 8"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9" style:display-name="130624_basis_foliensatz~LT~Gliederung 9"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Titel" style:display-name="130624_basis_foliensatz~LT~Titel" style:family="graphic">
      <style:paragraph-properties fo:text-align="start" style:text-autospace="none"/>
      <style:text-properties style:use-window-font-color="true" style:text-outline="false" style:text-line-through-style="none" style:text-line-through-type="none" style:font-name="DejaVu Sans1" fo:font-family="'DejaVu Sans'" style:font-family-generic="swiss" style:font-pitch="variable" fo:font-size="36pt" fo:font-style="normal" fo:text-shadow="none" style:text-underline-style="none" fo:font-weight="normal" style:letter-kerning="true" style:font-name-asian="DejaVu Sans1" style:font-family-asian="'DejaVu Sans'" style:font-family-generic-asian="swiss" style:font-pitch-asian="variable" style:font-size-asian="36pt" style:font-style-asian="normal" style:font-weight-asian="normal" style:font-name-complex="DejaVu Sans1"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_31_30624_5f_basis_5f_foliensatz_7e_LT_7e_Untertitel" style:display-name="130624_basis_foliensatz~LT~Untertitel" style:family="graphic">
      <style:paragraph-properties fo:margin-left="0cm" fo:margin-right="0cm" fo:text-align="center" fo:text-indent="0cm" style:text-autospace="none"/>
      <style:text-properties fo:color="#333333"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_31_30624_5f_basis_5f_foliensatz_7e_LT_7e_Notizen" style:display-name="130624_basis_foliensatz~LT~Notizen" style:family="graphic">
      <style:paragraph-properties fo:margin-left="1.058cm" fo:margin-right="0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ize-complex="28pt" style:font-style-complex="normal" style:font-weight-complex="normal" style:text-emphasize="none" style:text-overline-style="none" style:text-overline-color="font-color"/>
    </style:style>
    <style:style style:name="_31_30624_5f_basis_5f_foliensatz_7e_LT_7e_Hintergrundobjekte" style:display-name="130624_basis_foliensatz~LT~Hintergrundobjekte" style:family="graphic">
      <style:paragraph-properties style:text-autospace="none"/>
      <style:text-properties style:letter-kerning="true"/>
    </style:style>
    <style:style style:name="_31_30624_5f_basis_5f_foliensatz_7e_LT_7e_Hintergrund" style:display-name="130624_basis_foliensatz~LT~Hintergrund" style:family="graphic">
      <style:paragraph-properties style:text-autospace="none"/>
      <style:text-properties style:letter-kerning="true"/>
    </style:style>
    <style:style style:name="Default_5f_6" style:display-name="Default_6"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Überschrift_20_1" style:display-name="Überschrift 1" style:family="graphic">
      <style:paragraph-properties fo:margin-top="0cm" fo:margin-bottom="1.076cm" fo:line-height="0.6cm" style:text-autospace="none"/>
      <style:text-properties fo:color="#cc0033" style:font-name="Univers4" fo:font-family="Univers" style:font-family-generic="swiss" style:font-pitch="variable" fo:font-size="14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Überschrift_20_2" style:display-name="Überschrift 2" style:family="graphic">
      <style:paragraph-properties fo:margin-top="0cm" fo:margin-bottom="0.37cm" fo:line-height="0.6cm" style:text-autospace="none"/>
      <style:text-properties fo:color="#cc0033" style:font-name="Univers4" fo:font-family="Univers" style:font-family-generic="swiss" style:font-pitch="variable" fo:font-size="12pt" fo:font-style="normal" fo:font-weight="normal" style:font-name-asian="Tahoma1" style:font-family-asian="Tahoma, Lucidasans" style:font-family-generic-asian="swiss" style:font-pitch-asian="variable" style:font-size-asian="14pt" style:font-style-asian="italic" style:font-weight-asian="bold" style:font-name-complex="HG Mincho Light J1" style:font-family-complex="'HG Mincho Light J', msmincho" style:font-pitch-complex="variable" style:font-style-complex="normal" style:font-weight-complex="normal"/>
    </style:style>
    <style:style style:name="Überschrift_20_3" style:display-name="Überschrift 3" style:family="graphic">
      <style:paragraph-properties fo:margin-top="0cm" fo:margin-bottom="0.37cm" fo:line-height="0.6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Nichtproportionaler_20_Text" style:display-name="Nichtproportionaler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ariable" style:family="graphic">
      <style:paragraph-properties style:text-autospace="none"/>
      <style:text-properties fo:color="#cc0033" fo:font-style="italic" fo:font-weight="bold" style:font-style-asian="italic" style:font-weight-asian="bold" style:font-style-complex="italic" style:font-weight-complex="bold"/>
    </style:style>
    <style:style style:name="Benutzereingab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ertikale_20_Nummerierungszeichen" style:display-name="Vertikale Nummerierungszeichen" style:family="graphic">
      <style:paragraph-properties style:text-autospace="none"/>
    </style:style>
    <style:style style:name="Besuchter_20_Internetlink" style:display-name="Besuchter Internetlink" style:family="graphic">
      <style:paragraph-properties style:text-autospace="none"/>
      <style:text-properties fo:color="#800000" style:text-underline-style="solid" style:text-underline-width="auto" style:text-underline-color="font-color"/>
    </style:style>
    <style:style style:name="Internetlink" style:family="graphic">
      <style:paragraph-properties style:text-autospace="none"/>
      <style:text-properties fo:color="#000080" style:text-underline-style="solid" style:text-underline-width="auto" style:text-underline-color="font-color"/>
    </style:style>
    <style:style style:name="Endnotenanker" style:family="graphic">
      <style:paragraph-properties style:text-autospace="none"/>
      <style:text-properties style:text-position="18% 100%"/>
    </style:style>
    <style:style style:name="Endnotenzeichen" style:family="graphic">
      <style:paragraph-properties style:text-autospace="none"/>
    </style:style>
    <style:style style:name="Fußnotenanker" style:family="graphic">
      <style:paragraph-properties style:text-autospace="none"/>
      <style:text-properties style:text-position="18% 100%"/>
    </style:style>
    <style:style style:name="Fußnotenzeichen" style:family="graphic">
      <style:paragraph-properties style:text-autospace="none"/>
    </style:style>
    <style:style style:name="Aufz_f0e4__f068__f06c__f075__f06e__f067__f073__f07a__f065__f069__f063__f068__f065__f06e__f03b_" style:display-name="Aufz"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font-name-complex="StarSymbol3" style:font-family-complex="StarSymbol, 'Arial Unicode MS'" style:font-charset-complex="x-symbol"/>
    </style:style>
    <style:style style:name="Nummerierungszeichen" style:family="graphic">
      <style:paragraph-properties style:text-autospace="none"/>
    </style:style>
    <style:style style:name="Absatz-Standardschriftart" style:family="graphic">
      <style:paragraph-properties style:text-autospace="none"/>
    </style:style>
    <style:style style:name="WW8Num2z2" style:family="graphic">
      <style:paragraph-properties style:text-autospace="none"/>
      <style:text-properties style:font-name="Wingdings2" fo:font-family="Wingdings" style:font-pitch="variable" style:font-charset="x-symbol"/>
    </style:style>
    <style:style style:name="WW8Num2z1" style:family="graphic">
      <style:paragraph-properties style:text-autospace="none"/>
      <style:text-properties style:font-name="Courier New1" fo:font-family="'Courier New'" style:font-family-generic="modern" style:font-pitch="variable"/>
    </style:style>
    <style:style style:name="WW8Num2z0" style:family="graphic">
      <style:paragraph-properties style:text-autospace="none"/>
      <style:text-properties style:font-name="Symbol2" fo:font-family="Symbol" style:font-pitch="variable" style:font-charset="x-symbol"/>
    </style:style>
    <style:style style:name="WW8Num1z2" style:family="graphic">
      <style:paragraph-properties style:text-autospace="none"/>
      <style:text-properties style:font-name="Wingdings2" fo:font-family="Wingdings" style:font-pitch="variable" style:font-charset="x-symbol"/>
    </style:style>
    <style:style style:name="WW8Num1z1" style:family="graphic">
      <style:paragraph-properties style:text-autospace="none"/>
      <style:text-properties style:font-name="Courier New1" fo:font-family="'Courier New'" style:font-family-generic="modern" style:font-pitch="variable"/>
    </style:style>
    <style:style style:name="WW8Num1z0" style:family="graphic">
      <style:paragraph-properties style:text-autospace="none"/>
      <style:text-properties style:font-name="Symbol2" fo:font-family="Symbol" style:font-pitch="variable" style:font-charset="x-symbol"/>
    </style:style>
    <style:style style:name="Code" style:family="graphic">
      <style:paragraph-properties fo:text-align="start" style:text-autospace="none" style:writing-mode="lr-tb"/>
      <style:text-properties style:use-window-font-color="true" style:font-name="Andale Mono2" fo:font-family="'Andale Mono'" style:font-pitch="fixed" fo:font-size="9pt" fo:language="de" fo:country="DE" style:font-name-asian="Tahoma1" style:font-family-asian="Tahoma, Lucidasans" style:font-family-generic-asian="swiss" style:font-pitch-asian="variable" style:language-asian="zxx" style:country-asian="none"/>
    </style:style>
    <style:style style:name="Zitat" style:family="graphic">
      <style:paragraph-properties fo:margin-left="1.764cm" fo:margin-right="1.764cm" fo:margin-top="0cm" fo:margin-bottom="0.88cm" fo:line-height="0.6cm" fo:text-indent="0cm" style:text-autospace="none"/>
      <style:text-properties fo:font-size="9pt" style:font-size-asian="9pt" style:font-size-complex="9pt"/>
    </style:style>
    <style:style style:name="Abbildungsverzeichnis_20_Überschrift" style:display-name="Abbildungsverzeichnis Überschrift" style:family="graphic">
      <style:paragraph-properties fo:margin-left="0cm" fo:margin-right="0cm" fo:margin-top="0cm" fo:margin-bottom="0cm" fo:line-height="0.6cm" fo:text-indent="0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Abbildungsverzeichnis_20_1" style:display-name="Abbildungsverzeichnis 1" style:family="graphic">
      <style:paragraph-properties fo:margin-left="0cm" fo:margin-right="0cm" fo:margin-top="0cm" fo:margin-bottom="0cm" fo:line-height="0.6cm" fo:text-indent="0cm" style:text-autospace="none">
        <style:tab-stops>
          <style:tab-stop style:position="29.08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Verzeichnis" style:family="graphic">
      <style:paragraph-properties fo:margin-top="0cm" fo:margin-bottom="0.529cm" fo:line-height="0.6cm" style:text-autospace="none">
        <style:tab-stops>
          <style:tab-stop style:position="21.167cm" style:type="right"/>
        </style:tab-stops>
      </style:paragraph-properties>
      <style:text-properties style:font-name="Univers5" fo:font-family="Univers" style:font-family-generic="swiss" fo:font-size="9pt" style:font-name-asian="Tahoma2" style:font-family-asian="Tahoma, Lucidasans" style:font-family-generic-asian="swiss"/>
    </style:style>
    <style:style style:name="Beschriftung" style:family="graphic">
      <style:paragraph-properties fo:margin-top="0.374cm" fo:margin-bottom="0.374cm" fo:line-height="0.6cm" style:text-autospace="none"/>
      <style:text-properties style:font-name="Univers5" fo:font-family="Univers" style:font-family-generic="swiss" fo:font-size="10pt" fo:font-style="italic" style:font-name-asian="Tahoma2" style:font-family-asian="Tahoma, Lucidasans" style:font-family-generic-asian="swiss" style:font-size-asian="10pt" style:font-style-asian="italic" style:font-style-complex="italic"/>
    </style:style>
    <style:style style:name="Liste" style:family="graphic">
      <style:paragraph-properties fo:margin-top="0cm" fo:margin-bottom="0.374cm" fo:line-height="0.6cm" style:text-autospace="none"/>
      <style:text-properties style:font-name="Univers5" fo:font-family="Univers" style:font-family-generic="swiss" fo:font-size="9pt" style:font-name-asian="Tahoma2" style:font-family-asian="Tahoma, Lucidasans" style:font-family-generic-asian="swiss"/>
    </style:style>
    <style:style style:name="Abbildung" style:family="graphic">
      <style:paragraph-properties fo:margin-top="0.374cm" fo:margin-bottom="0.374cm" fo:line-height="0.6cm" style:text-autospace="none"/>
      <style:text-properties style:font-name="Univers5" fo:font-family="Univers" style:font-family-generic="swiss" fo:font-size="9pt" fo:font-style="italic" style:font-name-asian="Tahoma2" style:font-family-asian="Tahoma, Lucidasans" style:font-family-generic-asian="swiss" style:font-size-asian="10pt" style:font-style-asian="italic" style:font-style-complex="italic"/>
    </style:style>
    <style:style style:name="Inhaltsverzeichnis_20_10" style:display-name="Inhaltsverzeichnis 10" style:family="graphic">
      <style:paragraph-properties fo:margin-left="7.925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9" style:display-name="Inhaltsverzeichnis 9" style:family="graphic">
      <style:paragraph-properties fo:margin-left="7.04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8" style:display-name="Inhaltsverzeichnis 8" style:family="graphic">
      <style:paragraph-properties fo:margin-left="6.16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7" style:display-name="Inhaltsverzeichnis 7" style:family="graphic">
      <style:paragraph-properties fo:margin-left="5.28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6" style:display-name="Inhaltsverzeichnis 6" style:family="graphic">
      <style:paragraph-properties fo:margin-left="4.40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5" style:display-name="Inhaltsverzeichnis 5" style:family="graphic">
      <style:paragraph-properties fo:margin-left="3.52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4" style:display-name="Inhaltsverzeichnis 4" style:family="graphic">
      <style:paragraph-properties fo:margin-left="2.64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3" style:display-name="Inhaltsverzeichnis 3" style:family="graphic">
      <style:paragraph-properties fo:margin-left="0cm" fo:margin-right="10.585cm" fo:margin-top="0cm" fo:margin-bottom="0cm" style:line-height-at-least="0.31cm" fo:text-indent="0cm" style:text-autospace="none">
        <style:tab-stops>
          <style:tab-stop style:position="27.87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2" style:display-name="Inhaltsverzeichnis 2"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10pt" style:font-name-asian="Tahoma2" style:font-family-asian="Tahoma, Lucidasans" style:font-family-generic-asian="swiss"/>
    </style:style>
    <style:style style:name="Kopfzeile_20_rechts" style:display-name="Kopfzeile rechts" style:family="graphic">
      <style:paragraph-properties fo:margin-top="0cm" fo:margin-bottom="0.529cm" fo:line-height="0.6cm" fo:text-align="end"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Kopfzeile_20_links" style:display-name="Kopfzeile links"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Liste_20_1" style:display-name="Liste 1" style:family="graphic">
      <style:paragraph-properties fo:margin-left="0.88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3_20_Fortsetzung" style:display-name="Nummerierung 3 Fortsetzung" style:family="graphic">
      <style:paragraph-properties fo:margin-left="2.644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3" style:display-name="Nummerierung 3" style:family="graphic">
      <style:paragraph-properties fo:margin-left="2.644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_20_Ende" style:display-name="Nummerierung 2 Ende" style:family="graphic">
      <style:paragraph-properties fo:margin-left="1.764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 style:display-name="Nummerierung 2" style:family="graphic">
      <style:paragraph-properties fo:margin-left="2.24cm" fo:margin-right="0cm" fo:margin-top="0cm" fo:margin-bottom="0.374cm" fo:line-height="0.6cm" fo:text-indent="-1.12cm" style:text-autospace="none"/>
      <style:text-properties style:font-name="Univers5" fo:font-family="Univers" style:font-family-generic="swiss" fo:font-size="9pt" style:font-name-asian="Tahoma2" style:font-family-asian="Tahoma, Lucidasans" style:font-family-generic-asian="swiss"/>
    </style:style>
    <style:style style:name="Nummerierung_20_2_20_Anfang" style:display-name="Nummerierung 2 Anfang" style:family="graphic">
      <style:paragraph-properties fo:margin-left="1.764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_20_Fortsetzung" style:display-name="Nummerierung 1 Fortsetzung" style:family="graphic">
      <style:paragraph-properties fo:margin-left="0.88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1_20_Ende" style:display-name="Nummerierung 1 Ende" style:family="graphic">
      <style:paragraph-properties fo:margin-left="0.88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 style:display-name="Nummerierung 1" style:family="graphic">
      <style:paragraph-properties fo:margin-left="0.88cm" fo:margin-right="0cm" fo:margin-top="0cm" fo:margin-bottom="0.374cm" fo:line-height="0.6cm" fo:text-indent="-0.88cm" style:text-autospace="none"/>
      <style:text-properties fo:color="#000000" style:font-name="Univers5" fo:font-family="Univers" style:font-family-generic="swiss" fo:font-size="9pt" style:font-name-asian="Tahoma2" style:font-family-asian="Tahoma, Lucidasans" style:font-family-generic-asian="swiss"/>
    </style:style>
    <style:style style:name="Nummerierung_20_1_20_Anfang" style:display-name="Nummerierung 1 Anfang" style:family="graphic">
      <style:paragraph-properties fo:margin-left="0.88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Inhaltsverzeichnis_20_Überschrift" style:display-name="Inhaltsverzeichnis Überschrift" style:family="graphic">
      <style:paragraph-properties fo:margin-left="0cm" fo:margin-right="0cm" fo:margin-top="4.408cm" fo:margin-bottom="0.88cm" fo:line-height="0.6cm" fo:text-indent="0cm" style:text-autospace="none"/>
      <style:text-properties fo:color="#cccccc" style:font-name="Univers4" fo:font-family="Univers" style:font-family-generic="swiss" style:font-pitch="variable" fo:font-size="12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Endnote" style:family="graphic">
      <style:paragraph-properties fo:margin-left="0.88cm" fo:margin-right="0cm" fo:margin-top="0cm" fo:margin-bottom="0cm" fo:line-height="0.6cm" fo:text-indent="-0.88cm" style:text-autospace="none"/>
      <style:text-properties fo:font-size="10pt" style:font-size-asian="10pt" style:font-size-complex="10pt"/>
    </style:style>
    <style:style style:name="Fußnote" style:family="graphic">
      <style:paragraph-properties fo:margin-left="0.88cm" fo:margin-right="0cm" fo:margin-top="0cm" fo:margin-bottom="0cm" style:line-height-at-least="0.31cm" fo:text-indent="-0.88cm" style:text-autospace="none"/>
      <style:text-properties fo:font-size="7pt" style:font-size-asian="7pt" style:font-size-complex="7pt"/>
    </style:style>
    <style:style style:name="Textkörper_20_Einzug_20_negativ" style:display-name="Textkörper Einzug negativ" style:family="graphic">
      <style:paragraph-properties fo:margin-left="1.764cm" fo:margin-right="0cm" fo:margin-top="0cm" fo:margin-bottom="0cm" fo:line-height="0.6cm" fo:text-indent="-0.88cm" style:text-autospace="none">
        <style:tab-stops>
          <style:tab-stop style:position="1.764cm"/>
        </style:tab-stops>
      </style:paragraph-properties>
      <style:text-properties fo:font-size="9pt" style:font-size-asian="9pt" style:font-size-complex="9pt"/>
    </style:style>
    <style:style style:name="Tabellen_20_Überschrift" style:display-name="Tabellen Überschrift" style:family="graphic">
      <style:paragraph-properties fo:margin-top="0cm" fo:margin-bottom="0cm" style:line-height-at-least="0.31cm" fo:text-align="start" style:text-autospace="none"/>
      <style:text-properties fo:font-size="9pt" fo:font-weight="bold" style:font-size-asian="9pt" style:font-weight-asian="bold" style:font-size-complex="9pt" style:font-weight-complex="bold"/>
    </style:style>
    <style:style style:name="Tabellen_20_Inhalt" style:display-name="Tabellen Inhalt" style:family="graphic">
      <style:paragraph-properties fo:margin-top="0cm" fo:margin-bottom="0cm" style:line-height-at-least="0.31cm" style:text-autospace="none"/>
      <style:text-properties fo:font-size="9pt" style:font-size-asian="9pt" style:font-size-complex="9pt"/>
    </style:style>
    <style:style style:name="Inhaltsverzeichnis_20_1" style:display-name="Inhaltsverzeichnis 1"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9pt" fo:font-weight="normal" style:font-name-asian="Tahoma2" style:font-family-asian="Tahoma, Lucidasans" style:font-family-generic-asian="swiss" style:font-weight-asian="normal" style:font-weight-complex="normal"/>
    </style:style>
    <style:style style:name="Rahmeninhalt" style:family="graphic">
      <style:paragraph-properties fo:margin-top="0cm" fo:margin-bottom="0.374cm" fo:line-height="0.6cm" style:text-autospace="none"/>
      <style:text-properties fo:font-size="9pt" style:font-size-asian="9pt" style:font-size-complex="9pt"/>
    </style:style>
    <style:style style:name="Absender" style:family="graphic">
      <style:paragraph-properties fo:margin-top="0cm" fo:margin-bottom="0.187cm" style:line-height-at-least="0.31cm" style:text-autospace="none"/>
      <style:text-properties fo:color="#333333" fo:font-size="8pt" style:font-size-asian="8pt" style:font-size-complex="8pt"/>
    </style:style>
    <style:style style:name="Fußzeile" style:family="graphic">
      <style:paragraph-properties fo:margin-top="0cm" fo:margin-bottom="0cm" style:line-height-at-least="0.31cm" style:text-autospace="none">
        <style:tab-stops>
          <style:tab-stop style:position="14.817cm" style:type="center"/>
          <style:tab-stop style:position="29.635cm" style:type="right"/>
        </style:tab-stops>
      </style:paragraph-properties>
      <style:text-properties fo:font-size="8pt" style:font-size-asian="8pt" style:font-size-complex="8pt"/>
    </style:style>
    <style:style style:name="Kopfzeile"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font-size="10pt" fo:font-weight="bold" style:font-size-asian="10pt" style:font-weight-asian="bold" style:font-size-complex="10pt" style:font-weight-complex="bold"/>
    </style:style>
    <style:style style:name="_31_60707_5f_Folienvorlage_5f_DE-background" style:display-name="160707_Folienvorlage_DE-background" style:family="presentation">
      <style:graphic-properties draw:stroke="none" draw:fill="none"/>
      <style:text-properties style:letter-kerning="true"/>
    </style:style>
    <style:style style:name="_31_60707_5f_Folienvorlage_5f_DE-backgroundobjects" style:display-name="160707_Folienvorlage_DE-backgroundobjects" style:family="presentation">
      <style:graphic-properties draw:shadow="hidden" draw:shadow-offset-x="0.3cm" draw:shadow-offset-y="0.3cm" draw:shadow-color="#808080"/>
      <style:text-properties style:letter-kerning="true"/>
    </style:style>
    <style:style style:name="_31_60707_5f_Folienvorlage_5f_DE-notes" style:display-name="160707_Folienvorlage_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outline1" style:display-name="160707_Folienvorlage_DE-outline1" style:family="presentation">
      <style:graphic-properties draw:stroke="none" draw:fill="none" draw:auto-grow-height="false">
        <text:list-style style:name="_31_60707_5f_Folienvorlage_5f_DE-outline1" style:display-name="160707_Folienvorlage_DE-outline1">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style:graphic-properties>
      <style:paragraph-properties fo:margin-left="0cm" fo:margin-right="0cm" fo:margin-top="0cm" fo:margin-bottom="0cm" fo:line-height="150%" fo:text-indent="0cm"/>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outline2" style:display-name="160707_Folienvorlage_DE-outline2" style:family="presentation" style:parent-style-name="_31_60707_5f_Folienvorlage_5f_DE-outline1">
      <style:paragraph-properties fo:margin-left="0cm" fo:margin-right="0cm" fo:margin-top="0cm" fo:margin-bottom="0.115cm" fo:text-indent="0cm"/>
      <style:text-properties fo:color="#808080" fo:font-size="16pt" style:font-size-asian="16pt" style:font-size-complex="16pt"/>
    </style:style>
    <style:style style:name="_31_60707_5f_Folienvorlage_5f_DE-outline3" style:display-name="160707_Folienvorlage_DE-outline3" style:family="presentation" style:parent-style-name="_31_60707_5f_Folienvorlage_5f_DE-outline2">
      <style:paragraph-properties fo:margin-left="0cm" fo:margin-right="0cm" fo:margin-top="0cm" fo:margin-bottom="0.171cm" fo:text-indent="0cm"/>
      <style:text-properties fo:font-size="4.5pt"/>
    </style:style>
    <style:style style:name="_31_60707_5f_Folienvorlage_5f_DE-outline4" style:display-name="160707_Folienvorlage_DE-outline4" style:family="presentation" style:parent-style-name="_31_60707_5f_Folienvorlage_5f_DE-outline3">
      <style:paragraph-properties fo:margin-left="0cm" fo:margin-right="0cm" fo:margin-top="0cm" fo:margin-bottom="0.114cm" fo:text-indent="0cm"/>
      <style:text-properties fo:font-size="2.79999995231628pt"/>
    </style:style>
    <style:style style:name="_31_60707_5f_Folienvorlage_5f_DE-outline5" style:display-name="160707_Folienvorlage_DE-outline5" style:family="presentation" style:parent-style-name="_31_60707_5f_Folienvorlage_5f_DE-outline4">
      <style:paragraph-properties fo:margin-left="0cm" fo:margin-right="0cm" fo:margin-top="0cm" fo:margin-bottom="0.056cm" fo:text-indent="0cm"/>
      <style:text-properties fo:font-size="1.79999995231628pt"/>
    </style:style>
    <style:style style:name="_31_60707_5f_Folienvorlage_5f_DE-outline6" style:display-name="160707_Folienvorlage_DE-outline6" style:family="presentation" style:parent-style-name="_31_60707_5f_Folienvorlage_5f_DE-outline5">
      <style:paragraph-properties fo:margin-left="0cm" fo:margin-right="0cm" fo:margin-top="0cm" fo:margin-bottom="0.054cm" fo:text-indent="0cm"/>
      <style:text-properties fo:font-size="1.10000002384186pt"/>
    </style:style>
    <style:style style:name="_31_60707_5f_Folienvorlage_5f_DE-outline7" style:display-name="160707_Folienvorlage_DE-outline7" style:family="presentation" style:parent-style-name="_31_60707_5f_Folienvorlage_5f_DE-outline6">
      <style:paragraph-properties fo:margin-left="0cm" fo:margin-right="0cm" fo:margin-top="0cm" fo:margin-bottom="0.051cm" fo:text-indent="0cm"/>
      <style:text-properties fo:font-size="1pt"/>
    </style:style>
    <style:style style:name="_31_60707_5f_Folienvorlage_5f_DE-outline8" style:display-name="160707_Folienvorlage_DE-outline8" style:family="presentation" style:parent-style-name="_31_60707_5f_Folienvorlage_5f_DE-outline7">
      <style:paragraph-properties fo:margin-left="0cm" fo:margin-right="0cm" fo:margin-top="0cm" fo:margin-bottom="0.048cm" fo:text-indent="0cm"/>
      <style:text-properties fo:font-size="1pt"/>
    </style:style>
    <style:style style:name="_31_60707_5f_Folienvorlage_5f_DE-outline9" style:display-name="160707_Folienvorlage_DE-outline9" style:family="presentation" style:parent-style-name="_31_60707_5f_Folienvorlage_5f_DE-outline8">
      <style:paragraph-properties fo:margin-left="0cm" fo:margin-right="0cm" fo:margin-top="0cm" fo:margin-bottom="0.046cm" fo:text-indent="0cm"/>
      <style:text-properties fo:font-size="1pt"/>
    </style:style>
    <style:style style:name="_31_60707_5f_Folienvorlage_5f_DE-subtitle" style:display-name="160707_Folienvorlage_DE-subtitle" style:family="presentation">
      <style:graphic-properties draw:stroke="none" draw:fill="none" draw:textarea-vertical-align="middle">
        <text:list-style style:name="_31_60707_5f_Folienvorlage_5f_DE-subtitle" style:display-name="160707_Folienvorlage_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title" style:display-name="160707_Folienvorlage_DE-title" style:family="presentation">
      <style:graphic-properties draw:stroke="none" draw:fill="none" draw:textarea-horizontal-align="left" draw:textarea-vertical-align="middle">
        <text:list-style style:name="_31_60707_5f_Folienvorlage_5f_DE-title" style:display-name="160707_Folienvorlage_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dd042d" style:text-outline="false" style:text-line-through-style="none" style:text-line-through-type="none" style:font-name="Univers7" fo:font-family="Univers" style:font-style-name="55 Roman"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1-background" style:display-name="160707_Folienvorlage_DE1-background" style:family="presentation">
      <style:graphic-properties draw:stroke="none" draw:fill="none"/>
      <style:text-properties style:letter-kerning="true"/>
    </style:style>
    <style:style style:name="_31_60707_5f_Folienvorlage_5f_DE1-backgroundobjects" style:display-name="160707_Folienvorlage_DE1-backgroundobjects" style:family="presentation">
      <style:graphic-properties draw:shadow="hidden" draw:shadow-offset-x="0.3cm" draw:shadow-offset-y="0.3cm" draw:shadow-color="#808080"/>
      <style:text-properties style:letter-kerning="true"/>
    </style:style>
    <style:style style:name="_31_60707_5f_Folienvorlage_5f_DE1-notes" style:display-name="160707_Folienvorlage_D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1-outline1" style:display-name="160707_Folienvorlage_DE1-outline1" style:family="presentation">
      <style:graphic-properties draw:stroke="none" draw:fill="none" draw:auto-grow-height="false">
        <text:list-style style:name="_31_60707_5f_Folienvorlage_5f_DE1-outline1" style:display-name="160707_Folienvorlage_DE1-outline1">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style:graphic-properties>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family="Univers" style:font-family-generic="swiss" style:font-pitch="variable" fo:font-size="16pt" fo:font-style="normal" fo:text-shadow="none" style:text-underline-style="none" fo:font-weight="normal" style:letter-kerning="true" style:font-name-asian="DejaVu Sans2" style:font-family-asian="'DejaVu Sans'" style:font-family-generic-asian="system" style:font-pitch-asian="variable" style:font-size-asian="16pt" style:font-style-asian="normal" style:font-weight-asian="normal" style:font-name-complex="DejaVu Sans2" style:font-family-complex="'DejaVu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1_60707_5f_Folienvorlage_5f_DE1-outline2" style:display-name="160707_Folienvorlage_DE1-outline2" style:family="presentation" style:parent-style-name="_31_60707_5f_Folienvorlage_5f_DE1-outline1">
      <style:paragraph-properties fo:margin-left="0cm" fo:margin-right="0cm" fo:margin-top="0cm" fo:margin-bottom="0.115cm" fo:text-indent="0cm"/>
      <style:text-properties fo:font-size="16pt" style:font-size-asian="16pt" style:font-size-complex="16pt"/>
    </style:style>
    <style:style style:name="_31_60707_5f_Folienvorlage_5f_DE1-outline3" style:display-name="160707_Folienvorlage_DE1-outline3" style:family="presentation" style:parent-style-name="_31_60707_5f_Folienvorlage_5f_DE1-outline2">
      <style:paragraph-properties fo:margin-left="0cm" fo:margin-right="0cm" fo:margin-top="0cm" fo:margin-bottom="0.115cm" fo:text-indent="0cm"/>
      <style:text-properties fo:font-size="14pt" style:font-size-asian="14pt" style:font-size-complex="14pt"/>
    </style:style>
    <style:style style:name="_31_60707_5f_Folienvorlage_5f_DE1-outline4" style:display-name="160707_Folienvorlage_DE1-outline4" style:family="presentation" style:parent-style-name="_31_60707_5f_Folienvorlage_5f_DE1-outline3">
      <style:paragraph-properties fo:margin-left="0cm" fo:margin-right="0cm" fo:margin-top="0cm" fo:margin-bottom="0.115cm" fo:text-indent="0cm"/>
      <style:text-properties fo:font-size="14pt" style:font-size-asian="14pt" style:font-size-complex="14pt"/>
    </style:style>
    <style:style style:name="_31_60707_5f_Folienvorlage_5f_DE1-outline5" style:display-name="160707_Folienvorlage_DE1-outline5" style:family="presentation" style:parent-style-name="_31_60707_5f_Folienvorlage_5f_DE1-outline4">
      <style:paragraph-properties fo:margin-left="0cm" fo:margin-right="0cm" fo:margin-top="0cm" fo:margin-bottom="0.115cm" fo:text-indent="0cm"/>
      <style:text-properties fo:font-size="14pt" style:font-size-asian="14pt" style:font-size-complex="14pt"/>
    </style:style>
    <style:style style:name="_31_60707_5f_Folienvorlage_5f_DE1-outline6" style:display-name="160707_Folienvorlage_DE1-outline6" style:family="presentation" style:parent-style-name="_31_60707_5f_Folienvorlage_5f_DE1-outline5">
      <style:paragraph-properties fo:margin-left="0cm" fo:margin-right="0cm" fo:margin-top="0cm" fo:margin-bottom="0.115cm" fo:text-indent="0cm"/>
      <style:text-properties fo:font-size="14pt" style:font-size-asian="14pt" style:font-size-complex="14pt"/>
    </style:style>
    <style:style style:name="_31_60707_5f_Folienvorlage_5f_DE1-outline7" style:display-name="160707_Folienvorlage_DE1-outline7" style:family="presentation" style:parent-style-name="_31_60707_5f_Folienvorlage_5f_DE1-outline6">
      <style:paragraph-properties fo:margin-left="0cm" fo:margin-right="0cm" fo:margin-top="0cm" fo:margin-bottom="0.115cm" fo:text-indent="0cm"/>
      <style:text-properties fo:font-size="9.30000019073486pt" style:font-size-asian="16pt" style:font-size-complex="16pt"/>
    </style:style>
    <style:style style:name="_31_60707_5f_Folienvorlage_5f_DE1-outline8" style:display-name="160707_Folienvorlage_DE1-outline8" style:family="presentation" style:parent-style-name="_31_60707_5f_Folienvorlage_5f_DE1-outline7">
      <style:paragraph-properties fo:margin-left="0cm" fo:margin-right="0cm" fo:margin-top="0cm" fo:margin-bottom="0.115cm" fo:text-indent="0cm"/>
      <style:text-properties fo:font-size="9.30000019073486pt" style:font-size-asian="16pt" style:font-size-complex="16pt"/>
    </style:style>
    <style:style style:name="_31_60707_5f_Folienvorlage_5f_DE1-outline9" style:display-name="160707_Folienvorlage_DE1-outline9" style:family="presentation" style:parent-style-name="_31_60707_5f_Folienvorlage_5f_DE1-outline8">
      <style:paragraph-properties fo:margin-left="0cm" fo:margin-right="0cm" fo:margin-top="0cm" fo:margin-bottom="0.115cm" fo:text-indent="0cm"/>
      <style:text-properties fo:font-size="9.30000019073486pt" style:font-size-asian="16pt" style:font-size-complex="16pt"/>
    </style:style>
    <style:style style:name="_31_60707_5f_Folienvorlage_5f_DE1-subtitle" style:display-name="160707_Folienvorlage_DE1-subtitle" style:family="presentation">
      <style:graphic-properties draw:stroke="none" draw:fill="none" draw:textarea-vertical-align="middle">
        <text:list-style style:name="_31_60707_5f_Folienvorlage_5f_DE1-subtitle" style:display-name="160707_Folienvorlage_D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1-title" style:display-name="160707_Folienvorlage_DE1-title" style:family="presentation">
      <style:graphic-properties draw:stroke="none" draw:fill="none" draw:textarea-horizontal-align="left" draw:textarea-vertical-align="middle">
        <text:list-style style:name="_31_60707_5f_Folienvorlage_5f_DE1-title" style:display-name="160707_Folienvorlage_D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4" fo:font-family="Univers"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2-background" style:display-name="160707_Folienvorlage_DE2-background" style:family="presentation">
      <style:graphic-properties draw:stroke="none" draw:fill="none"/>
      <style:text-properties style:letter-kerning="true"/>
    </style:style>
    <style:style style:name="_31_60707_5f_Folienvorlage_5f_DE2-backgroundobjects" style:display-name="160707_Folienvorlage_DE2-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2-notes" style:display-name="160707_Folienvorlage_D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2-outline1" style:display-name="160707_Folienvorlage_DE2-outline1" style:family="presentation">
      <style:graphic-properties draw:stroke="none" draw:fill="none" draw:auto-grow-height="false" draw:fit-to-size="shrink-to-fit">
        <text:list-style style:name="_31_60707_5f_Folienvorlage_5f_DE2-outline1" style:display-name="160707_Folienvorlage_DE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4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2-outline2" style:display-name="160707_Folienvorlage_DE2-outline2" style:family="presentation" style:parent-style-name="_31_60707_5f_Folienvorlage_5f_DE2-outline1">
      <style:text-properties style:font-name="Univers LT 551" fo:font-family="'Univers LT 55'" style:font-pitch="variable" fo:font-size="18pt" style:font-size-asian="18pt" style:font-size-complex="18pt"/>
    </style:style>
    <style:style style:name="_31_60707_5f_Folienvorlage_5f_DE2-outline3" style:display-name="160707_Folienvorlage_DE2-outline3" style:family="presentation" style:parent-style-name="_31_60707_5f_Folienvorlage_5f_DE2-outline2">
      <style:text-properties style:font-name="Univers LT 551" fo:font-family="'Univers LT 55'" style:font-pitch="variable" fo:font-size="18pt" style:font-size-asian="18pt" style:font-size-complex="18pt"/>
    </style:style>
    <style:style style:name="_31_60707_5f_Folienvorlage_5f_DE2-outline4" style:display-name="160707_Folienvorlage_DE2-outline4" style:family="presentation" style:parent-style-name="_31_60707_5f_Folienvorlage_5f_DE2-outline3">
      <style:text-properties style:font-name="Univers LT 551" fo:font-family="'Univers LT 55'" style:font-pitch="variable" fo:font-size="18pt" style:font-size-asian="18pt" style:font-size-complex="18pt"/>
    </style:style>
    <style:style style:name="_31_60707_5f_Folienvorlage_5f_DE2-outline5" style:display-name="160707_Folienvorlage_DE2-outline5" style:family="presentation" style:parent-style-name="_31_60707_5f_Folienvorlage_5f_DE2-outline4">
      <style:text-properties style:font-name="Univers LT 551" fo:font-family="'Univers LT 55'" style:font-pitch="variable" fo:font-size="18pt" style:font-size-asian="18pt" style:font-size-complex="18pt"/>
    </style:style>
    <style:style style:name="_31_60707_5f_Folienvorlage_5f_DE2-outline6" style:display-name="160707_Folienvorlage_DE2-outline6" style:family="presentation" style:parent-style-name="_31_60707_5f_Folienvorlage_5f_DE2-outline5">
      <style:text-properties style:font-name="Univers LT 551" fo:font-family="'Univers LT 55'" style:font-pitch="variable" fo:font-size="18pt" style:font-size-asian="18pt" style:font-size-complex="18pt"/>
    </style:style>
    <style:style style:name="_31_60707_5f_Folienvorlage_5f_DE2-outline7" style:display-name="160707_Folienvorlage_DE2-outline7" style:family="presentation" style:parent-style-name="_31_60707_5f_Folienvorlage_5f_DE2-outline6">
      <style:text-properties style:font-name="Univers LT 551" fo:font-family="'Univers LT 55'" style:font-pitch="variable" fo:font-size="18pt" style:font-size-asian="18pt" style:font-size-complex="18pt"/>
    </style:style>
    <style:style style:name="_31_60707_5f_Folienvorlage_5f_DE2-outline8" style:display-name="160707_Folienvorlage_DE2-outline8" style:family="presentation" style:parent-style-name="_31_60707_5f_Folienvorlage_5f_DE2-outline7">
      <style:text-properties fo:font-size="20pt" style:font-size-asian="20pt" style:font-size-complex="20pt"/>
    </style:style>
    <style:style style:name="_31_60707_5f_Folienvorlage_5f_DE2-outline9" style:display-name="160707_Folienvorlage_DE2-outline9" style:family="presentation" style:parent-style-name="_31_60707_5f_Folienvorlage_5f_DE2-outline8">
      <style:text-properties fo:font-size="20pt" style:font-size-asian="20pt" style:font-size-complex="20pt"/>
    </style:style>
    <style:style style:name="_31_60707_5f_Folienvorlage_5f_DE2-subtitle" style:display-name="160707_Folienvorlage_DE2-subtitle" style:family="presentation">
      <style:graphic-properties draw:stroke="none" draw:fill="none" draw:textarea-vertical-align="middle">
        <text:list-style style:name="_31_60707_5f_Folienvorlage_5f_DE2-subtitle" style:display-name="160707_Folienvorlage_D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2-title" style:display-name="160707_Folienvorlage_DE2-title" style:family="presentation">
      <style:graphic-properties draw:stroke="none" draw:fill="none" draw:textarea-vertical-align="middle">
        <text:list-style style:name="_31_60707_5f_Folienvorlage_5f_DE2-title" style:display-name="160707_Folienvorlage_D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3-background" style:display-name="160707_Folienvorlage_DE3-background" style:family="presentation">
      <style:graphic-properties draw:stroke="none" draw:fill="none"/>
      <style:text-properties style:letter-kerning="true"/>
    </style:style>
    <style:style style:name="_31_60707_5f_Folienvorlage_5f_DE3-backgroundobjects" style:display-name="160707_Folienvorlage_DE3-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3-notes" style:display-name="160707_Folienvorlage_D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3-outline1" style:display-name="160707_Folienvorlage_DE3-outline1" style:family="presentation">
      <style:graphic-properties draw:stroke="none" draw:fill="none" draw:auto-grow-height="false" draw:fit-to-size="shrink-to-fit">
        <text:list-style style:name="_31_60707_5f_Folienvorlage_5f_DE3-outline1" style:display-name="160707_Folienvorlage_DE3-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3-outline2" style:display-name="160707_Folienvorlage_DE3-outline2" style:family="presentation" style:parent-style-name="_31_60707_5f_Folienvorlage_5f_DE3-outline1">
      <style:paragraph-properties fo:margin-top="0.4cm" fo:margin-bottom="0cm"/>
      <style:text-properties style:font-name="Univers LT 551" fo:font-family="'Univers LT 55'" style:font-pitch="variable" fo:font-size="18pt" style:font-size-asian="18pt" style:font-size-complex="18pt"/>
    </style:style>
    <style:style style:name="_31_60707_5f_Folienvorlage_5f_DE3-outline3" style:display-name="160707_Folienvorlage_DE3-outline3" style:family="presentation" style:parent-style-name="_31_60707_5f_Folienvorlage_5f_DE3-outline2">
      <style:paragraph-properties fo:margin-top="0.3cm" fo:margin-bottom="0cm"/>
      <style:text-properties style:font-name="Univers LT 551" fo:font-family="'Univers LT 55'" style:font-pitch="variable" fo:font-size="18pt" style:font-size-asian="18pt" style:font-size-complex="18pt"/>
    </style:style>
    <style:style style:name="_31_60707_5f_Folienvorlage_5f_DE3-outline4" style:display-name="160707_Folienvorlage_DE3-outline4" style:family="presentation" style:parent-style-name="_31_60707_5f_Folienvorlage_5f_DE3-outline3">
      <style:paragraph-properties fo:margin-top="0.2cm" fo:margin-bottom="0cm"/>
      <style:text-properties style:font-name="Univers LT 551" fo:font-family="'Univers LT 55'" style:font-pitch="variable" fo:font-size="18pt" style:font-size-asian="18pt" style:font-size-complex="18pt"/>
    </style:style>
    <style:style style:name="_31_60707_5f_Folienvorlage_5f_DE3-outline5" style:display-name="160707_Folienvorlage_DE3-outline5" style:family="presentation" style:parent-style-name="_31_60707_5f_Folienvorlage_5f_DE3-outline4">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6" style:display-name="160707_Folienvorlage_DE3-outline6" style:family="presentation" style:parent-style-name="_31_60707_5f_Folienvorlage_5f_DE3-outline5">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7" style:display-name="160707_Folienvorlage_DE3-outline7" style:family="presentation" style:parent-style-name="_31_60707_5f_Folienvorlage_5f_DE3-outline6">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8" style:display-name="160707_Folienvorlage_DE3-outline8" style:family="presentation" style:parent-style-name="_31_60707_5f_Folienvorlage_5f_DE3-outline7">
      <style:paragraph-properties fo:margin-top="0.1cm" fo:margin-bottom="0cm"/>
      <style:text-properties fo:font-size="20pt" style:font-size-asian="20pt" style:font-size-complex="20pt"/>
    </style:style>
    <style:style style:name="_31_60707_5f_Folienvorlage_5f_DE3-outline9" style:display-name="160707_Folienvorlage_DE3-outline9" style:family="presentation" style:parent-style-name="_31_60707_5f_Folienvorlage_5f_DE3-outline8">
      <style:paragraph-properties fo:margin-top="0.1cm" fo:margin-bottom="0cm"/>
      <style:text-properties fo:font-size="20pt" style:font-size-asian="20pt" style:font-size-complex="20pt"/>
    </style:style>
    <style:style style:name="_31_60707_5f_Folienvorlage_5f_DE3-subtitle" style:display-name="160707_Folienvorlage_DE3-subtitle" style:family="presentation">
      <style:graphic-properties draw:stroke="none" draw:fill="none" draw:textarea-vertical-align="middle">
        <text:list-style style:name="_31_60707_5f_Folienvorlage_5f_DE3-subtitle" style:display-name="160707_Folienvorlage_D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3-title" style:display-name="160707_Folienvorlage_DE3-title" style:family="presentation">
      <style:graphic-properties draw:stroke="none" draw:fill="none" draw:textarea-vertical-align="top">
        <text:list-style style:name="_31_60707_5f_Folienvorlage_5f_DE3-title" style:display-name="160707_Folienvorlage_D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4-background" style:display-name="160707_Folienvorlage_DE4-background" style:family="presentation">
      <style:graphic-properties draw:stroke="none" draw:fill="none"/>
      <style:text-properties style:letter-kerning="true"/>
    </style:style>
    <style:style style:name="_31_60707_5f_Folienvorlage_5f_DE4-backgroundobjects" style:display-name="160707_Folienvorlage_DE4-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4-notes" style:display-name="160707_Folienvorlage_D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4-outline1" style:display-name="160707_Folienvorlage_DE4-outline1" style:family="presentation">
      <style:graphic-properties draw:stroke="none" draw:fill="none" draw:fill-image-width="0cm" draw:fill-image-height="0cm" draw:textarea-horizontal-align="left" draw:auto-grow-height="false" draw:fit-to-size="false">
        <text:list-style style:name="_31_60707_5f_Folienvorlage_5f_DE4-outline1" style:display-name="160707_Folienvorlage_DE4-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cm" fo:line-height="150%" fo:text-indent="0cm">
        <style:tab-stops/>
      </style:paragraph-properties>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4-outline2" style:display-name="160707_Folienvorlage_DE4-outline2" style:family="presentation" style:parent-style-name="_31_60707_5f_Folienvorlage_5f_DE4-outline1">
      <style:paragraph-properties fo:margin-top="0cm" fo:margin-bottom="0cm"/>
      <style:text-properties fo:font-size="18pt" style:font-size-asian="18pt" style:font-size-complex="18pt"/>
    </style:style>
    <style:style style:name="_31_60707_5f_Folienvorlage_5f_DE4-outline3" style:display-name="160707_Folienvorlage_DE4-outline3" style:family="presentation" style:parent-style-name="_31_60707_5f_Folienvorlage_5f_DE4-outline2">
      <style:paragraph-properties fo:margin-top="0cm" fo:margin-bottom="0cm"/>
      <style:text-properties fo:font-size="18pt" style:font-size-asian="18pt" style:font-size-complex="18pt"/>
    </style:style>
    <style:style style:name="_31_60707_5f_Folienvorlage_5f_DE4-outline4" style:display-name="160707_Folienvorlage_DE4-outline4" style:family="presentation" style:parent-style-name="_31_60707_5f_Folienvorlage_5f_DE4-outline3">
      <style:paragraph-properties fo:margin-top="0cm" fo:margin-bottom="0cm"/>
      <style:text-properties fo:font-size="18pt" style:font-size-asian="18pt" style:font-size-complex="18pt"/>
    </style:style>
    <style:style style:name="_31_60707_5f_Folienvorlage_5f_DE4-outline5" style:display-name="160707_Folienvorlage_DE4-outline5" style:family="presentation" style:parent-style-name="_31_60707_5f_Folienvorlage_5f_DE4-outline4">
      <style:paragraph-properties fo:margin-top="0cm" fo:margin-bottom="0cm"/>
      <style:text-properties fo:font-size="18pt" style:font-size-asian="18pt" style:font-size-complex="18pt"/>
    </style:style>
    <style:style style:name="_31_60707_5f_Folienvorlage_5f_DE4-outline6" style:display-name="160707_Folienvorlage_DE4-outline6" style:family="presentation" style:parent-style-name="_31_60707_5f_Folienvorlage_5f_DE4-outline5">
      <style:paragraph-properties fo:margin-top="0cm" fo:margin-bottom="0cm"/>
      <style:text-properties fo:font-size="18pt" style:font-size-asian="18pt" style:font-size-complex="18pt"/>
    </style:style>
    <style:style style:name="_31_60707_5f_Folienvorlage_5f_DE4-outline7" style:display-name="160707_Folienvorlage_DE4-outline7" style:family="presentation" style:parent-style-name="_31_60707_5f_Folienvorlage_5f_DE4-outline6">
      <style:paragraph-properties fo:margin-top="0cm" fo:margin-bottom="0cm"/>
      <style:text-properties fo:font-size="18pt" style:font-size-asian="18pt" style:font-size-complex="18pt"/>
    </style:style>
    <style:style style:name="_31_60707_5f_Folienvorlage_5f_DE4-outline8" style:display-name="160707_Folienvorlage_DE4-outline8" style:family="presentation" style:parent-style-name="_31_60707_5f_Folienvorlage_5f_DE4-outline7">
      <style:paragraph-properties fo:margin-top="0cm" fo:margin-bottom="0.1cm"/>
      <style:text-properties fo:font-size="20pt" style:font-size-asian="20pt" style:font-size-complex="20pt"/>
    </style:style>
    <style:style style:name="_31_60707_5f_Folienvorlage_5f_DE4-outline9" style:display-name="160707_Folienvorlage_DE4-outline9" style:family="presentation" style:parent-style-name="_31_60707_5f_Folienvorlage_5f_DE4-outline8">
      <style:paragraph-properties fo:margin-top="0cm" fo:margin-bottom="0.1cm"/>
      <style:text-properties fo:font-size="20pt" style:font-size-asian="20pt" style:font-size-complex="20pt"/>
    </style:style>
    <style:style style:name="_31_60707_5f_Folienvorlage_5f_DE4-subtitle" style:display-name="160707_Folienvorlage_DE4-subtitle" style:family="presentation">
      <style:graphic-properties draw:stroke="none" draw:fill="none" draw:textarea-vertical-align="middle">
        <text:list-style style:name="_31_60707_5f_Folienvorlage_5f_DE4-subtitle" style:display-name="160707_Folienvorlage_D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4-title" style:display-name="160707_Folienvorlage_DE4-title" style:family="presentation">
      <style:graphic-properties draw:stroke="none" draw:fill="none" draw:textarea-horizontal-align="left" draw:textarea-vertical-align="middle">
        <text:list-style style:name="_31_60707_5f_Folienvorlage_5f_DE4-title" style:display-name="160707_Folienvorlage_D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7" fo:font-family="Univers" style:font-style-name="55 Roman" style:font-family-generic="swiss"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color="#cccccc" draw:fill="none" draw:textarea-vertical-align="middle"/>
    </style:style>
    <style:style style:name="M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min-height="1.086cm" fo:padding-top="0cm" fo:padding-bottom="0cm" fo:padding-left="0cm" fo:padding-right="0cm"/>
    </style:style>
    <style:style style:name="Mpr1" style:family="presentation" style:parent-style-name="_31_60707_5f_Folienvorlage_5f_DE-outline1" style:list-style-name="ML5">
      <style:graphic-properties fo:min-height="13.86cm"/>
    </style:style>
    <style:style style:name="Mpr2" style:family="presentation" style:parent-style-name="_31_60707_5f_Folienvorlage_5f_DE-backgroundobjects">
      <style:graphic-properties draw:stroke="none" draw:fill="none" draw:fill-color="#ffffff" draw:auto-grow-height="false" fo:min-height="1.485cm"/>
    </style:style>
    <style:style style:name="Mpr3" style:family="presentation" style:parent-style-name="_31_60707_5f_Folienvorlage_5f_DE-backgroundobjects">
      <style:graphic-properties draw:stroke="none" draw:fill="none" draw:fill-color="#ffffff" draw:textarea-vertical-align="bottom" draw:auto-grow-height="false" fo:min-height="1.485cm"/>
    </style:style>
    <style:style style:name="Mpr4" style:family="presentation" style:parent-style-name="_31_60707_5f_Folienvorlage_5f_DE1-backgroundobjects">
      <style:graphic-properties draw:stroke="none" draw:fill="solid" draw:fill-color="#dd042d" draw:fill-image-width="0cm" draw:fill-image-height="0cm" draw:textarea-vertical-align="middle" draw:auto-grow-height="false" fo:min-height="1.4cm" fo:min-width="0.99cm"/>
    </style:style>
    <style:style style:name="Mpr5" style:family="presentation" style:parent-style-name="_31_60707_5f_Folienvorlage_5f_DE1-outline1">
      <style:graphic-properties fo:min-height="9.134cm"/>
    </style:style>
    <style:style style:name="Mpr6" style:family="presentation" style:parent-style-name="_31_60707_5f_Folienvorlage_5f_DE1-backgroundobjects">
      <style:graphic-properties draw:stroke="none" draw:fill="none" draw:fill-color="#ffffff" draw:textarea-vertical-align="bottom" draw:auto-grow-height="false" fo:min-height="1.086cm"/>
    </style:style>
    <style:style style:name="Mpr7" style:family="presentation" style:parent-style-name="_31_60707_5f_Folienvorlage_5f_DE1-backgroundobjects">
      <style:graphic-properties draw:stroke="none" draw:fill="none" draw:fill-color="#ffffff" draw:auto-grow-height="false" fo:min-height="1.485cm"/>
    </style:style>
    <style:style style:name="Mpr8" style:family="presentation" style:parent-style-name="_31_60707_5f_Folienvorlage_5f_DE1-backgroundobjects">
      <style:graphic-properties draw:stroke="none" draw:fill="none" draw:fill-color="#ffffff" draw:textarea-vertical-align="bottom" draw:auto-grow-height="false" fo:min-height="1.485cm"/>
    </style:style>
    <style:style style:name="Mpr9" style:family="presentation" style:parent-style-name="_31_60707_5f_Folienvorlage_5f_DE2-backgroundobjects">
      <style:graphic-properties draw:stroke="none" draw:fill="none" draw:fill-color="#ffffff" draw:auto-grow-height="false" fo:min-height="1.485cm"/>
    </style:style>
    <style:style style:name="Mpr10" style:family="presentation" style:parent-style-name="_31_60707_5f_Folienvorlage_5f_DE2-backgroundobjects">
      <style:graphic-properties draw:stroke="none" draw:fill="none" draw:fill-color="#ffffff" draw:textarea-vertical-align="bottom" draw:auto-grow-height="false" fo:min-height="1.485cm"/>
    </style:style>
    <style:style style:name="Mpr11" style:family="presentation" style:parent-style-name="_31_60707_5f_Folienvorlage_5f_DE3-backgroundobjects">
      <style:graphic-properties draw:stroke="none" draw:fill="none" draw:fill-color="#ffffff" draw:auto-grow-height="false" fo:min-height="1.485cm"/>
    </style:style>
    <style:style style:name="Mpr12" style:family="presentation" style:parent-style-name="_31_60707_5f_Folienvorlage_5f_DE3-backgroundobjects">
      <style:graphic-properties draw:stroke="none" draw:fill="none" draw:fill-color="#ffffff" draw:textarea-vertical-align="bottom" draw:auto-grow-height="false" fo:min-height="1.485cm"/>
    </style:style>
    <style:style style:name="Mpr13" style:family="presentation" style:parent-style-name="_31_60707_5f_Folienvorlage_5f_DE4-backgroundobjects">
      <style:graphic-properties draw:stroke="none" draw:fill="none" draw:fill-color="#ffffff" draw:auto-grow-height="false" fo:min-height="1.485cm"/>
    </style:style>
    <style:style style:name="Mpr14" style:family="presentation" style:parent-style-name="_31_60707_5f_Folienvorlage_5f_DE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999999" fo:font-size="12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Univers4" fo:font-size="12pt" style:font-size-asian="14pt" style:font-size-complex="14pt"/>
    </style:style>
    <style:style style:name="MT3" style:family="text">
      <style:text-properties fo:color="#ffffff" style:font-name="Univers4"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text:list-style style:name="M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num-letter-sync="true">
        <style:list-level-properties text:space-before="1.5cm" text:min-label-width="0.9cm"/>
        <style:text-properties style:use-window-font-color="true" fo:font-size="100%"/>
      </text:list-level-style-number>
      <text:list-level-style-number text:level="3" style:num-format="">
        <style:list-level-properties text:space-before="2.8cm" text:min-label-width="0.8cm"/>
        <style:text-properties style:use-window-font-color="true" fo:font-size="100%"/>
      </text:list-level-style-number>
      <text:list-level-style-number text:level="4" style:num-format="">
        <style:list-level-properties text:space-before="4.2cm" text:min-label-width="0.6cm"/>
        <style:text-properties style:use-window-font-color="true" fo:font-size="100%"/>
      </text:list-level-style-number>
      <text:list-level-style-number text:level="5" style:num-format="">
        <style:list-level-properties text:space-before="5.4cm" text:min-label-width="0.6cm"/>
        <style:text-properties style:use-window-font-color="true"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number text:level="8" style:num-format="">
        <style:list-level-properties text:space-before="9cm" text:min-label-width="0.6cm"/>
        <style:text-properties style:use-window-font-color="true" fo:font-size="100%"/>
      </text:list-level-style-number>
      <text:list-level-style-number text:level="9" style:num-format="">
        <style:list-level-properties text:space-before="10.2cm" text:min-label-width="0.6cm"/>
        <style:text-properties style:use-window-font-color="true" fo:font-size="100%"/>
      </text:list-level-style-number>
      <text:list-level-style-number text:level="10" style:num-format="">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18.999cm" svg:height="10.686cm" svg:x="1cm" svg:y="3.074cm"/>
      <draw:page-thumbnail draw:layer="backgroundobjects" svg:width="18.999cm" svg:height="10.686cm" svg:x="1cm" svg:y="15.939cm"/>
    </style:handout-master>
    <style:master-page style:name="_31_60707_5f_Folienvorlage_5f_DE" style:display-name="160707_Folienvorlage_DE" style:page-layout-name="PM1" draw:style-name="Mdp1">
      <draw:frame presentation:style-name="Mpr1" draw:layer="backgroundobjects" svg:width="25.5cm" svg:height="10cm" svg:x="1.25cm" svg:y="4cm" presentation:class="outline">
        <draw:text-box>
          <text:list text:style-name="ML2">
            <text:list-item>
              <text:p>Klicken Sie, um die Formate des Gliederungstextes zu bearbeiten</text:p>
              <text:list>
                <text:list-item>
                  <text:p>Zweite Gliederungsebene</text:p>
                </text:list-item>
              </text:list>
            </text:list-item>
          </text:list>
        </draw:text-box>
      </draw:frame>
      <draw:frame presentation:style-name="_31_60707_5f_Folienvorlage_5f_DE-title" draw:layer="backgroundobjects" svg:width="25.5cm" svg:height="1.5cm" svg:x="1.25cm" svg:y="1cm" presentation:class="title" presentation:placeholder="true">
        <draw:text-box/>
      </draw:frame>
      <draw:line draw:style-name="Mgr3" draw:text-style-name="MP3" draw:layer="backgroundobjects" svg:x1="1.25cm" svg:y1="2.5cm" svg:x2="26.75cm" svg:y2="2.5cm">
        <text:p/>
      </draw:lin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draw:page-thumbnail presentation:style-name="_31_60707_5f_Folienvorlage_5f_DE-title" draw:layer="backgroundobjects" svg:width="14.848cm" svg:height="11.135cm" svg:x="3.075cm" svg:y="2.257cm" presentation:class="page"/>
        <draw:frame presentation:style-name="_31_60707_5f_Folienvorlage_5f_D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1" style:display-name="160707_Folienvorlage_DE1" style:page-layout-name="PM1" draw:style-name="Mdp1">
      <draw:custom-shape presentation:style-name="Mpr4" draw:text-style-name="MP3" draw:layer="backgroundobjects" svg:width="0.99cm" svg:height="1.4cm" svg:x="25.75cm" svg:y="0cm">
        <text:p/>
        <draw:enhanced-geometry svg:viewBox="0 0 21600 21600" draw:type="rectangle" draw:enhanced-path="M 0 0 L 21600 0 21600 21600 0 21600 0 0 Z N"/>
      </draw:custom-shape>
      <draw:frame presentation:style-name="Mpr5" draw:layer="backgroundobjects" svg:width="25.5cm" svg:height="10cm" svg:x="1.25cm" svg:y="4cm" presentation:class="outline">
        <draw:text-box>
          <text:list text:style-name="ML4">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item>
                              </text:list>
                            </text:list-item>
                          </text:list>
                        </text:list-item>
                      </text:list>
                    </text:list-item>
                  </text:list>
                </text:list-item>
              </text:list>
            </text:list-item>
          </text:list>
        </draw:text-box>
      </draw:frame>
      <draw:line draw:style-name="Mgr3" draw:text-style-name="MP3" draw:layer="backgroundobjects" svg:x1="1.25cm" svg:y1="2.5cm" svg:x2="26.75cm" svg:y2="2.5cm">
        <text:p/>
      </draw:line>
      <draw:frame presentation:style-name="_31_60707_5f_Folienvorlage_5f_DE1-title" draw:layer="backgroundobjects" svg:width="25.5cm" svg:height="1.5cm" svg:x="1.25cm" svg:y="1cm" presentation:class="title" presentation:placeholder="true">
        <draw:text-box/>
      </draw:frame>
      <draw:frame presentation:style-name="Mpr6" draw:text-style-name="MP5" draw:layer="backgroundobjects" svg:width="0.79cm" svg:height="0.99cm" svg:x="25.85cm" svg:y="0.3cm">
        <draw:text-box>
          <text:p text:style-name="MP3"><text:span text:style-name="MT3"><text:page-number>&lt;number&gt;</text:page-number></text:span></text:p>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office:forms form:automatic-focus="false" form:apply-design-mode="false"/>
        <draw:page-thumbnail presentation:style-name="_31_60707_5f_Folienvorlage_5f_DE1-title" draw:layer="backgroundobjects" svg:width="14.848cm" svg:height="11.135cm" svg:x="3.075cm" svg:y="2.257cm" presentation:class="page"/>
        <draw:frame presentation:style-name="_31_60707_5f_Folienvorlage_5f_DE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2" style:display-name="160707_Folienvorlage_DE2" style:page-layout-name="PM1" draw:style-name="Mdp1">
      <draw:frame presentation:style-name="_31_60707_5f_Folienvorlage_5f_DE2-title" draw:layer="backgroundobjects" svg:width="25.5cm" svg:height="0.5cm" svg:x="1.25cm" svg:y="0cm" presentation:class="title" presentation:placeholder="true">
        <draw:text-box/>
      </draw:frame>
      <draw:frame presentation:style-name="_31_60707_5f_Folienvorlage_5f_DE2-outline1" draw:layer="backgroundobjects" svg:width="25.5cm" svg:height="12.7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cm" svg:y="14.89cm">
        <draw:text-box>
          <text:p text:style-name="MP3"><text:span text:style-name="MT2"><presentation:footer/></text:span></text:p>
        </draw:text-box>
      </draw:frame>
      <presentation:notes style:page-layout-name="PM0">
        <draw:page-thumbnail presentation:style-name="_31_60707_5f_Folienvorlage_5f_DE2-title" draw:layer="backgroundobjects" svg:width="19.798cm" svg:height="11.136cm" svg:x="0.6cm" svg:y="2.257cm" presentation:class="page"/>
        <draw:frame presentation:style-name="_31_60707_5f_Folienvorlage_5f_DE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3" style:display-name="160707_Folienvorlage_DE3" style:page-layout-name="PM1" draw:style-name="Mdp1">
      <draw:frame presentation:style-name="_31_60707_5f_Folienvorlage_5f_DE3-title" draw:layer="backgroundobjects" svg:width="25.5cm" svg:height="0.5cm" svg:x="1.25cm" svg:y="0cm" presentation:class="title" presentation:placeholder="true">
        <draw:text-box/>
      </draw:frame>
      <draw:frame presentation:style-name="_31_60707_5f_Folienvorlage_5f_DE3-outline1" draw:layer="backgroundobjects" svg:width="25.5cm" svg:height="13.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0">
        <draw:page-thumbnail presentation:style-name="_31_60707_5f_Folienvorlage_5f_DE3-title" draw:layer="backgroundobjects" svg:width="19.798cm" svg:height="11.136cm" svg:x="0.6cm" svg:y="2.257cm" presentation:class="page"/>
        <draw:frame presentation:style-name="_31_60707_5f_Folienvorlage_5f_DE3-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4" style:display-name="160707_Folienvorlage_DE4" style:page-layout-name="PM1" draw:style-name="Mdp1">
      <draw:frame presentation:style-name="_31_60707_5f_Folienvorlage_5f_DE4-title" draw:layer="backgroundobjects" svg:width="25.5cm" svg:height="4cm" svg:x="1.25cm" svg:y="1cm" presentation:class="title" presentation:placeholder="true">
        <draw:text-box/>
      </draw:frame>
      <draw:frame presentation:style-name="_31_60707_5f_Folienvorlage_5f_DE4-outline1" draw:layer="backgroundobjects" svg:width="25.5cm" svg:height="7.5cm" svg:x="1.25cm" svg:y="6.5cm" presentation:class="outline" presentation:placeholder="true">
        <draw:text-box/>
      </draw:frame>
      <draw:line draw:style-name="Mgr3" draw:text-style-name="MP3" draw:layer="backgroundobjects" svg:x1="1.25cm" svg:y1="5.75cm" svg:x2="26.75cm" svg:y2="5.75cm">
        <text:p/>
      </draw:line>
      <draw:frame draw:style-name="Mgr4" draw:text-style-name="MP3" draw:layer="backgroundobjects" svg:width="3.75cm" svg:height="0.473cm" svg:x="22.9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presentation:notes style:page-layout-name="PM0">
        <draw:page-thumbnail presentation:style-name="_31_60707_5f_Folienvorlage_5f_DE4-title" draw:layer="backgroundobjects" svg:width="19.798cm" svg:height="11.136cm" svg:x="0.6cm" svg:y="2.257cm" presentation:class="page"/>
        <draw:frame presentation:style-name="_31_60707_5f_Folienvorlage_5f_DE4-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2T14:59:10.390632057</meta:creation-date>
    <meta:editing-duration>PT20H23M47S</meta:editing-duration>
    <meta:editing-cycles>379</meta:editing-cycles>
    <meta:generator>LibreOffice/4.3.3.2$Linux_X86_64 LibreOffice_project/430m0$Build-2</meta:generator>
    <dc:title>Univention &amp; Univention Corporate Server</dc:title>
    <dc:date>2017-12-20T01:22:27.746883801</dc:date>
    <meta:document-statistic meta:object-count="184"/>
  </office:meta>
</office:document-meta>
</file>